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091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3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7669in" svg:height="3.8063in" svg:x="15.3846in" svg:y="0.5858in">
            <draw:object draw:notify-on-update-of-ranges="Sheet1.L7:Sheet1.L10 Sheet1.M3:Sheet1.M6 Sheet1.I3:Sheet1.I3 Sheet1.L3:Sheet1.L6 Sheet1.M7:Sheet1.M10 Sheet1.I10:Sheet1.I10 Sheet1.L7:Sheet1.L10 Sheet1.M31:Sheet1.M34 Sheet1.I31:Sheet1.I31 Sheet1.L31:Sheet1.L34 Sheet1.M38:Sheet1.M41 Sheet1.I38:Sheet1.I38 Sheet1.L38:Sheet1.L41 Sheet1.M45:Sheet1.M48 Sheet1.I46:Sheet1.I46 Sheet1.L45:Sheet1.L48 Sheet1.M17:Sheet1.M20 Sheet1.I17:Sheet1.I17 Sheet1.L17:Sheet1.L20 Sheet1.M24:Sheet1.M27 Sheet1.I24:Sheet1.I24 Sheet1.L24:Sheet1.L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7669in" svg:height="3.8063in" svg:x="15.3768in" svg:y="5.1551in">
            <draw:object draw:notify-on-update-of-ranges="Sheet1.M3:Sheet1.M6 Sheet1.I3:Sheet1.I3 Sheet1.F3:Sheet1.F6 Sheet1.M7:Sheet1.M10 Sheet1.I10:Sheet1.I10 Sheet1.F7:Sheet1.F10 Sheet1.M31:Sheet1.M34 Sheet1.I31:Sheet1.I31 Sheet1.F31:Sheet1.F34 Sheet1.M38:Sheet1.M41 Sheet1.I38:Sheet1.I38 Sheet1.F38:Sheet1.F41 Sheet1.M45:Sheet1.M48 Sheet1.I45:Sheet1.I45 Sheet1.F45:Sheet1.F48 Sheet1.M17:Sheet1.M20 Sheet1.I17:Sheet1.I17 Sheet1.F17:Sheet1.F20 Sheet1.M24:Sheet1.M27 Sheet1.I24:Sheet1.I24 Sheet1.F24:Sheet1.F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7669in" svg:height="3.8063in" svg:x="15.5394in" svg:y="10.1331in">
            <draw:object draw:notify-on-update-of-ranges="Sheet1.M3:Sheet1.M6 Sheet1.I3:Sheet1.I3 Sheet1.H3:Sheet1.H6 Sheet1.M7:Sheet1.M10 Sheet1.I10:Sheet1.I10 Sheet1.H7:Sheet1.H10 Sheet1.M31:Sheet1.M34 Sheet1.I31:Sheet1.I31 Sheet1.H31:Sheet1.H34 Sheet1.M38:Sheet1.M41 Sheet1.I38:Sheet1.I38 Sheet1.H38:Sheet1.H41 Sheet1.M45:Sheet1.M48 Sheet1.I45:Sheet1.I45 Sheet1.H45:Sheet1.H48 Sheet1.M17:Sheet1.M20 Sheet1.I17:Sheet1.I17 Sheet1.H17:Sheet1.H20 Sheet1.M24:Sheet1.M27 Sheet1.I24:Sheet1.I24 Sheet1.H24:Sheet1.H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7669in" svg:height="3.8063in" svg:x="22.8449in" svg:y="10.2067in">
            <draw:object draw:notify-on-update-of-ranges="Sheet1.M3:Sheet1.M6 Sheet1.I3:Sheet1.I3 Sheet1.H3:Sheet1.H6 Sheet1.M7:Sheet1.M10 Sheet1.I10:Sheet1.I10 Sheet1.H7:Sheet1.H10 Sheet1.M31:Sheet1.M34 Sheet1.I31:Sheet1.I31 Sheet1.H31:Sheet1.H34 Sheet1.M38:Sheet1.M41 Sheet1.I38:Sheet1.I38 Sheet1.H38:Sheet1.H41 Sheet1.M45:Sheet1.M48 Sheet1.I45:Sheet1.I45 Sheet1.H45:Sheet1.H48 Sheet1.M17:Sheet1.M20 Sheet1.I17:Sheet1.I17 Sheet1.H17:Sheet1.H20 Sheet1.M24:Sheet1.M27 Sheet1.I24:Sheet1.I24 Sheet1.H24:Sheet1.H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7669in" svg:height="3.8063in" svg:x="22.8209in" svg:y="0.5752in">
            <draw:object draw:notify-on-update-of-ranges="Sheet1.L7:Sheet1.L10 Sheet1.M3:Sheet1.M6 Sheet1.I3:Sheet1.I3 Sheet1.L3:Sheet1.L6 Sheet1.M7:Sheet1.M10 Sheet1.I10:Sheet1.I10 Sheet1.L7:Sheet1.L10 Sheet1.M31:Sheet1.M34 Sheet1.I31:Sheet1.I31 Sheet1.L31:Sheet1.L34 Sheet1.M38:Sheet1.M41 Sheet1.I38:Sheet1.I38 Sheet1.L38:Sheet1.L41 Sheet1.M45:Sheet1.M48 Sheet1.I46:Sheet1.I46 Sheet1.L45:Sheet1.L48 Sheet1.M17:Sheet1.M20 Sheet1.I17:Sheet1.I17 Sheet1.L17:Sheet1.L20 Sheet1.M24:Sheet1.M27 Sheet1.I24:Sheet1.I24 Sheet1.L24:Sheet1.L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7669in" svg:height="3.8063in" svg:x="22.8685in" svg:y="5.2079in">
            <draw:object draw:notify-on-update-of-ranges="Sheet1.M3:Sheet1.M6 Sheet1.I3:Sheet1.I3 Sheet1.F3:Sheet1.F6 Sheet1.M7:Sheet1.M10 Sheet1.I10:Sheet1.I10 Sheet1.F7:Sheet1.F10 Sheet1.M31:Sheet1.M34 Sheet1.I31:Sheet1.I31 Sheet1.F31:Sheet1.F34 Sheet1.M38:Sheet1.M41 Sheet1.I38:Sheet1.I38 Sheet1.F38:Sheet1.F41 Sheet1.M45:Sheet1.M48 Sheet1.I45:Sheet1.I45 Sheet1.F45:Sheet1.F48 Sheet1.M17:Sheet1.M20 Sheet1.I17:Sheet1.I17 Sheet1.F17:Sheet1.F20 Sheet1.M24:Sheet1.M27 Sheet1.I24:Sheet1.I24 Sheet1.F24:Sheet1.F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7669in" svg:height="3.8063in" svg:x="0.8866in" svg:y="9.0665in">
            <draw:object draw:notify-on-update-of-ranges="Sheet1.M3:Sheet1.M6 Sheet1.I3:Sheet1.I3 Sheet1.F3:Sheet1.F6 Sheet1.M7:Sheet1.M10 Sheet1.I10:Sheet1.I10 Sheet1.F7:Sheet1.F10 Sheet1.M31:Sheet1.M34 Sheet1.I31:Sheet1.I31 Sheet1.F31:Sheet1.F34 Sheet1.M38:Sheet1.M41 Sheet1.I38:Sheet1.I38 Sheet1.F38:Sheet1.F41 Sheet1.M45:Sheet1.M48 Sheet1.I45:Sheet1.I45 Sheet1.F45:Sheet1.F48 Sheet1.M17:Sheet1.M20 Sheet1.I17:Sheet1.I17 Sheet1.F17:Sheet1.F20 Sheet1.M24:Sheet1.M27 Sheet1.I24:Sheet1.I24 Sheet1.F24:Sheet1.F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data set name</text:p>
          </table:table-cell>
          <table:table-cell office:value-type="string" calcext:value-type="string">
            <text:p>true radius (mm):</text:p>
          </table:table-cell>
          <table:table-cell table:style-name="Default" office:value-type="string" calcext:value-type="string">
            <text:p>Difference in mm</text:p>
          </table:table-cell>
          <table:table-cell office:value-type="string" calcext:value-type="string">
            <text:p>absolute difference in 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./data/beton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2356" calcext:value-type="float">
            <text:p>0.102356</text:p>
          </table:table-cell>
          <table:table-cell office:value-type="string" calcext:value-type="string">
            <text:p><text:s/>std_dev</text:p>
          </table:table-cell>
          <table:table-cell office:value-type="float" office:value="0.000127573" calcext:value-type="float">
            <text:p>0.000127573</text:p>
          </table:table-cell>
          <table:table-cell office:value-type="string" calcext:value-type="string">
            <text:p><text:s/>fps</text:p>
          </table:table-cell>
          <table:table-cell office:value-type="float" office:value="2.28864" calcext:value-type="float">
            <text:p>2.28864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3]*1000)-[.J3]" office:value-type="float" office:value="4.35599999999999" calcext:value-type="float">
            <text:p>4.4</text:p>
          </table:table-cell>
          <table:table-cell table:formula="of:=ABS([.K3])" office:value-type="float" office:value="4.35599999999999" calcext:value-type="float">
            <text:p>4.355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beton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101166" calcext:value-type="float">
            <text:p>0.101166</text:p>
          </table:table-cell>
          <table:table-cell office:value-type="string" calcext:value-type="string">
            <text:p><text:s/>std_dev</text:p>
          </table:table-cell>
          <table:table-cell office:value-type="float" office:value="0.000419152" calcext:value-type="float">
            <text:p>0.000419152</text:p>
          </table:table-cell>
          <table:table-cell office:value-type="string" calcext:value-type="string">
            <text:p><text:s/>fps</text:p>
          </table:table-cell>
          <table:table-cell office:value-type="float" office:value="2.40246" calcext:value-type="float">
            <text:p>2.40246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4]*1000)-[.J4]" office:value-type="float" office:value="3.166" calcext:value-type="float">
            <text:p>3.2</text:p>
          </table:table-cell>
          <table:table-cell table:formula="of:=ABS([.K4])" office:value-type="float" office:value="3.166" calcext:value-type="float">
            <text:p>3.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beton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101493" calcext:value-type="float">
            <text:p>0.101493</text:p>
          </table:table-cell>
          <table:table-cell office:value-type="string" calcext:value-type="string">
            <text:p><text:s/>std_dev</text:p>
          </table:table-cell>
          <table:table-cell office:value-type="float" office:value="0.00148352" calcext:value-type="float">
            <text:p>0.00148352</text:p>
          </table:table-cell>
          <table:table-cell office:value-type="string" calcext:value-type="string">
            <text:p><text:s/>fps</text:p>
          </table:table-cell>
          <table:table-cell office:value-type="float" office:value="2.75771" calcext:value-type="float">
            <text:p>2.75771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5]*1000)-[.J5]" office:value-type="float" office:value="3.49299999999999" calcext:value-type="float">
            <text:p>3.5</text:p>
          </table:table-cell>
          <table:table-cell table:formula="of:=ABS([.K5])" office:value-type="float" office:value="3.49299999999999" calcext:value-type="float">
            <text:p>3.49299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beton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01603" calcext:value-type="float">
            <text:p>0.101603</text:p>
          </table:table-cell>
          <table:table-cell office:value-type="string" calcext:value-type="string">
            <text:p><text:s/>std_dev</text:p>
          </table:table-cell>
          <table:table-cell office:value-type="float" office:value="0.00014161" calcext:value-type="float">
            <text:p>0.00014161</text:p>
          </table:table-cell>
          <table:table-cell office:value-type="string" calcext:value-type="string">
            <text:p><text:s/>fps</text:p>
          </table:table-cell>
          <table:table-cell office:value-type="float" office:value="2.26009" calcext:value-type="float">
            <text:p>2.26009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6]*1000)-[.J6]" office:value-type="float" office:value="3.60299999999999" calcext:value-type="float">
            <text:p>3.6</text:p>
          </table:table-cell>
          <table:table-cell table:formula="of:=ABS([.K6])" office:value-type="float" office:value="3.60299999999999" calcext:value-type="float">
            <text:p>3.602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dry_pvc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3297" calcext:value-type="float">
            <text:p>0.113297</text:p>
          </table:table-cell>
          <table:table-cell office:value-type="string" calcext:value-type="string">
            <text:p><text:s/>std_dev</text:p>
          </table:table-cell>
          <table:table-cell office:value-type="float" office:value="0.000516546" calcext:value-type="float">
            <text:p>0.000516546</text:p>
          </table:table-cell>
          <table:table-cell office:value-type="string" calcext:value-type="string">
            <text:p><text:s/>fps</text:p>
          </table:table-cell>
          <table:table-cell office:value-type="float" office:value="2.931" calcext:value-type="float">
            <text:p>2.931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0]*1000)-[.J10]" office:value-type="float" office:value="18.297" calcext:value-type="float">
            <text:p>18.3</text:p>
          </table:table-cell>
          <table:table-cell table:formula="of:=ABS([.K10])" office:value-type="float" office:value="18.297" calcext:value-type="float">
            <text:p>18.2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dry_pvc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115556" calcext:value-type="float">
            <text:p>0.115556</text:p>
          </table:table-cell>
          <table:table-cell office:value-type="string" calcext:value-type="string">
            <text:p><text:s/>std_dev</text:p>
          </table:table-cell>
          <table:table-cell office:value-type="float" office:value="0.00247188" calcext:value-type="float">
            <text:p>0.00247188</text:p>
          </table:table-cell>
          <table:table-cell office:value-type="string" calcext:value-type="string">
            <text:p><text:s/>fps</text:p>
          </table:table-cell>
          <table:table-cell office:value-type="float" office:value="2.74063" calcext:value-type="float">
            <text:p>2.74063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1]*1000)-[.J11]" office:value-type="float" office:value="20.556" calcext:value-type="float">
            <text:p>20.6</text:p>
          </table:table-cell>
          <table:table-cell table:formula="of:=ABS([.K11])" office:value-type="float" office:value="20.556" calcext:value-type="float">
            <text:p>20.5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dry_pvc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112896" calcext:value-type="float">
            <text:p>0.112896</text:p>
          </table:table-cell>
          <table:table-cell office:value-type="string" calcext:value-type="string">
            <text:p><text:s/>std_dev</text:p>
          </table:table-cell>
          <table:table-cell office:value-type="float" office:value="0.0038562" calcext:value-type="float">
            <text:p>0.0038562</text:p>
          </table:table-cell>
          <table:table-cell office:value-type="string" calcext:value-type="string">
            <text:p><text:s/>fps</text:p>
          </table:table-cell>
          <table:table-cell office:value-type="float" office:value="3.091" calcext:value-type="float">
            <text:p>3.091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2]*1000)-[.J12]" office:value-type="float" office:value="17.896" calcext:value-type="float">
            <text:p>17.9</text:p>
          </table:table-cell>
          <table:table-cell table:formula="of:=ABS([.K12])" office:value-type="float" office:value="17.896" calcext:value-type="float">
            <text:p>17.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dry_pvc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15699" calcext:value-type="float">
            <text:p>0.115699</text:p>
          </table:table-cell>
          <table:table-cell office:value-type="string" calcext:value-type="string">
            <text:p><text:s/>std_dev</text:p>
          </table:table-cell>
          <table:table-cell office:value-type="float" office:value="0.00109656" calcext:value-type="float">
            <text:p>0.00109656</text:p>
          </table:table-cell>
          <table:table-cell office:value-type="string" calcext:value-type="string">
            <text:p><text:s/>fps</text:p>
          </table:table-cell>
          <table:table-cell office:value-type="float" office:value="2.53988" calcext:value-type="float">
            <text:p>2.53988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3]*1000)-[.J13]" office:value-type="float" office:value="20.699" calcext:value-type="float">
            <text:p>20.7</text:p>
          </table:table-cell>
          <table:table-cell table:formula="of:=ABS([.K13])" office:value-type="float" office:value="20.699" calcext:value-type="float">
            <text:p>20.6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dry_pvc_400_long_cente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056" calcext:value-type="float">
            <text:p>0.208056</text:p>
          </table:table-cell>
          <table:table-cell office:value-type="string" calcext:value-type="string">
            <text:p><text:s/>std_dev</text:p>
          </table:table-cell>
          <table:table-cell office:value-type="float" office:value="0.000546669" calcext:value-type="float">
            <text:p>0.000546669</text:p>
          </table:table-cell>
          <table:table-cell office:value-type="string" calcext:value-type="string">
            <text:p><text:s/>fps</text:p>
          </table:table-cell>
          <table:table-cell office:value-type="float" office:value="2.89402" calcext:value-type="float">
            <text:p>2.8940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7]*1000)-[.J17]" office:value-type="float" office:value="20.056" calcext:value-type="float">
            <text:p>20.1</text:p>
          </table:table-cell>
          <table:table-cell table:formula="of:=ABS([.K17])" office:value-type="float" office:value="20.056" calcext:value-type="float">
            <text:p>20.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dry_pvc_400_long_center/fps45_exp_100</text:p>
          </table:table-cell>
          <table:table-cell office:value-type="string" calcext:value-type="string">
            <text:p><text:s/>r</text:p>
          </table:table-cell>
          <table:table-cell office:value-type="float" office:value="0.211729" calcext:value-type="float">
            <text:p>0.211729</text:p>
          </table:table-cell>
          <table:table-cell office:value-type="string" calcext:value-type="string">
            <text:p><text:s/>std_dev</text:p>
          </table:table-cell>
          <table:table-cell office:value-type="float" office:value="0.00828433" calcext:value-type="float">
            <text:p>0.00828433</text:p>
          </table:table-cell>
          <table:table-cell office:value-type="string" calcext:value-type="string">
            <text:p><text:s/>fps</text:p>
          </table:table-cell>
          <table:table-cell office:value-type="float" office:value="4.7112" calcext:value-type="float">
            <text:p>4.711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8]*1000)-[.J18]" office:value-type="float" office:value="23.729" calcext:value-type="float">
            <text:p>23.7</text:p>
          </table:table-cell>
          <table:table-cell table:formula="of:=ABS([.K18])" office:value-type="float" office:value="23.729" calcext:value-type="float">
            <text:p>23.7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dry_pvc_400_long_center/fps45_exp_50</text:p>
          </table:table-cell>
          <table:table-cell office:value-type="string" calcext:value-type="string">
            <text:p><text:s/>r</text:p>
          </table:table-cell>
          <table:table-cell office:value-type="float" office:value="0.143494" calcext:value-type="float">
            <text:p>0.143494</text:p>
          </table:table-cell>
          <table:table-cell office:value-type="string" calcext:value-type="string">
            <text:p><text:s/>std_dev</text:p>
          </table:table-cell>
          <table:table-cell office:value-type="float" office:value="0.0409491" calcext:value-type="float">
            <text:p>0.0409491</text:p>
          </table:table-cell>
          <table:table-cell office:value-type="string" calcext:value-type="string">
            <text:p><text:s/>fps</text:p>
          </table:table-cell>
          <table:table-cell office:value-type="float" office:value="11.3097" calcext:value-type="float">
            <text:p>11.3097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9]*1000)-[.J19]" office:value-type="float" office:value="-44.506" calcext:value-type="float">
            <text:p>-44.5</text:p>
          </table:table-cell>
          <table:table-cell table:formula="of:=ABS([.K19])" office:value-type="float" office:value="44.506" calcext:value-type="float">
            <text:p>44.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dry_pvc_400_long_center/fps45_exp_500</text:p>
          </table:table-cell>
          <table:table-cell office:value-type="string" calcext:value-type="string">
            <text:p><text:s/>r</text:p>
          </table:table-cell>
          <table:table-cell office:value-type="float" office:value="0.2102" calcext:value-type="float">
            <text:p>0.2102</text:p>
          </table:table-cell>
          <table:table-cell office:value-type="string" calcext:value-type="string">
            <text:p><text:s/>std_dev</text:p>
          </table:table-cell>
          <table:table-cell office:value-type="float" office:value="0.000411162" calcext:value-type="float">
            <text:p>0.000411162</text:p>
          </table:table-cell>
          <table:table-cell office:value-type="string" calcext:value-type="string">
            <text:p><text:s/>fps</text:p>
          </table:table-cell>
          <table:table-cell office:value-type="float" office:value="3.13539" calcext:value-type="float">
            <text:p>3.13539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20]*1000)-[.J20]" office:value-type="float" office:value="22.2" calcext:value-type="float">
            <text:p>22.2</text:p>
          </table:table-cell>
          <table:table-cell table:formula="of:=ABS([.K20])" office:value-type="float" office:value="22.2" calcext:value-type="float">
            <text:p>22.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Sand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8991" calcext:value-type="float">
            <text:p>0.108991</text:p>
          </table:table-cell>
          <table:table-cell office:value-type="string" calcext:value-type="string">
            <text:p><text:s/>std_dev</text:p>
          </table:table-cell>
          <table:table-cell office:value-type="float" office:value="0.00234381" calcext:value-type="float">
            <text:p>0.00234381</text:p>
          </table:table-cell>
          <table:table-cell office:value-type="string" calcext:value-type="string">
            <text:p><text:s/>fps</text:p>
          </table:table-cell>
          <table:table-cell office:value-type="float" office:value="2.72911" calcext:value-type="float">
            <text:p>2.72911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4]*1000)-[.J24]" office:value-type="float" office:value="13.991" calcext:value-type="float">
            <text:p>14.0</text:p>
          </table:table-cell>
          <table:table-cell table:formula="of:=ABS([.K24])" office:value-type="float" office:value="13.991" calcext:value-type="float">
            <text:p>13.9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Sand_1/fps45_exp_100</text:p>
          </table:table-cell>
          <table:table-cell office:value-type="string" calcext:value-type="string">
            <text:p><text:s/>r</text:p>
          </table:table-cell>
          <table:table-cell office:value-type="float" office:value="0.107671" calcext:value-type="float">
            <text:p>0.107671</text:p>
          </table:table-cell>
          <table:table-cell office:value-type="string" calcext:value-type="string">
            <text:p><text:s/>std_dev</text:p>
          </table:table-cell>
          <table:table-cell office:value-type="float" office:value="0.00793849" calcext:value-type="float">
            <text:p>0.00793849</text:p>
          </table:table-cell>
          <table:table-cell office:value-type="string" calcext:value-type="string">
            <text:p><text:s/>fps</text:p>
          </table:table-cell>
          <table:table-cell office:value-type="float" office:value="2.5015" calcext:value-type="float">
            <text:p>2.5015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5]*1000)-[.J25]" office:value-type="float" office:value="12.671" calcext:value-type="float">
            <text:p>12.7</text:p>
          </table:table-cell>
          <table:table-cell table:formula="of:=ABS([.K25])" office:value-type="float" office:value="12.671" calcext:value-type="float">
            <text:p>12.6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Sand_1/fps45_exp_50</text:p>
          </table:table-cell>
          <table:table-cell office:value-type="string" calcext:value-type="string">
            <text:p><text:s/>r</text:p>
          </table:table-cell>
          <table:table-cell office:value-type="float" office:value="0.0965725" calcext:value-type="float">
            <text:p>0.0965725</text:p>
          </table:table-cell>
          <table:table-cell office:value-type="string" calcext:value-type="string">
            <text:p><text:s/>std_dev</text:p>
          </table:table-cell>
          <table:table-cell office:value-type="float" office:value="0.0121831" calcext:value-type="float">
            <text:p>0.0121831</text:p>
          </table:table-cell>
          <table:table-cell office:value-type="string" calcext:value-type="string">
            <text:p><text:s/>fps</text:p>
          </table:table-cell>
          <table:table-cell office:value-type="float" office:value="2.85128" calcext:value-type="float">
            <text:p>2.85128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6]*1000)-[.J26]" office:value-type="float" office:value="1.57249999999999" calcext:value-type="float">
            <text:p>1.6</text:p>
          </table:table-cell>
          <table:table-cell table:formula="of:=ABS([.K26])" office:value-type="float" office:value="1.57249999999999" calcext:value-type="float">
            <text:p>1.57249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Sand_1/fps45_exp_500</text:p>
          </table:table-cell>
          <table:table-cell office:value-type="string" calcext:value-type="string">
            <text:p><text:s/>r</text:p>
          </table:table-cell>
          <table:table-cell office:value-type="float" office:value="0.110374" calcext:value-type="float">
            <text:p>0.110374</text:p>
          </table:table-cell>
          <table:table-cell office:value-type="string" calcext:value-type="string">
            <text:p><text:s/>std_dev</text:p>
          </table:table-cell>
          <table:table-cell office:value-type="float" office:value="0.0031893" calcext:value-type="float">
            <text:p>0.0031893</text:p>
          </table:table-cell>
          <table:table-cell office:value-type="string" calcext:value-type="string">
            <text:p><text:s/>fps</text:p>
          </table:table-cell>
          <table:table-cell office:value-type="float" office:value="2.59471" calcext:value-type="float">
            <text:p>2.59471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7]*1000)-[.J27]" office:value-type="float" office:value="15.374" calcext:value-type="float">
            <text:p>15.4</text:p>
          </table:table-cell>
          <table:table-cell table:formula="of:=ABS([.K27])" office:value-type="float" office:value="15.374" calcext:value-type="float">
            <text:p>15.3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water_5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50639" calcext:value-type="float">
            <text:p>0.0950639</text:p>
          </table:table-cell>
          <table:table-cell office:value-type="string" calcext:value-type="string">
            <text:p><text:s/>std_dev</text:p>
          </table:table-cell>
          <table:table-cell office:value-type="float" office:value="0.00400535" calcext:value-type="float">
            <text:p>0.00400535</text:p>
          </table:table-cell>
          <table:table-cell office:value-type="string" calcext:value-type="string">
            <text:p><text:s/>fps</text:p>
          </table:table-cell>
          <table:table-cell office:value-type="float" office:value="2.74348" calcext:value-type="float">
            <text:p>2.74348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1]*1000)-[.J31]" office:value-type="float" office:value="0.0638999999999896" calcext:value-type="float">
            <text:p>0.1</text:p>
          </table:table-cell>
          <table:table-cell table:formula="of:=ABS([.K31])" office:value-type="float" office:value="0.0638999999999896" calcext:value-type="float">
            <text:p>0.0638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water_5/fps45_exp_100</text:p>
          </table:table-cell>
          <table:table-cell office:value-type="string" calcext:value-type="string">
            <text:p><text:s/>r</text:p>
          </table:table-cell>
          <table:table-cell office:value-type="float" office:value="0.0922311" calcext:value-type="float">
            <text:p>0.0922311</text:p>
          </table:table-cell>
          <table:table-cell office:value-type="string" calcext:value-type="string">
            <text:p><text:s/>std_dev</text:p>
          </table:table-cell>
          <table:table-cell office:value-type="float" office:value="0.00416865" calcext:value-type="float">
            <text:p>0.00416865</text:p>
          </table:table-cell>
          <table:table-cell office:value-type="string" calcext:value-type="string">
            <text:p><text:s/>fps</text:p>
          </table:table-cell>
          <table:table-cell office:value-type="float" office:value="2.76319" calcext:value-type="float">
            <text:p>2.76319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2]*1000)-[.J32]" office:value-type="float" office:value="-2.7689" calcext:value-type="float">
            <text:p>-2.8</text:p>
          </table:table-cell>
          <table:table-cell table:formula="of:=ABS([.K32])" office:value-type="float" office:value="2.7689" calcext:value-type="float">
            <text:p>2.76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water_5/fps45_exp_50</text:p>
          </table:table-cell>
          <table:table-cell office:value-type="string" calcext:value-type="string">
            <text:p><text:s/>r</text:p>
          </table:table-cell>
          <table:table-cell office:value-type="float" office:value="0.0931649" calcext:value-type="float">
            <text:p>0.0931649</text:p>
          </table:table-cell>
          <table:table-cell office:value-type="string" calcext:value-type="string">
            <text:p><text:s/>std_dev</text:p>
          </table:table-cell>
          <table:table-cell office:value-type="float" office:value="0.00532748" calcext:value-type="float">
            <text:p>0.00532748</text:p>
          </table:table-cell>
          <table:table-cell office:value-type="string" calcext:value-type="string">
            <text:p><text:s/>fps</text:p>
          </table:table-cell>
          <table:table-cell office:value-type="float" office:value="3.4943" calcext:value-type="float">
            <text:p>3.4943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3]*1000)-[.J33]" office:value-type="float" office:value="-1.83510000000001" calcext:value-type="float">
            <text:p>-1.8</text:p>
          </table:table-cell>
          <table:table-cell table:formula="of:=ABS([.K33])" office:value-type="float" office:value="1.83510000000001" calcext:value-type="float">
            <text:p>1.8351000000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water_5/fps45_exp_500</text:p>
          </table:table-cell>
          <table:table-cell office:value-type="string" calcext:value-type="string">
            <text:p><text:s/>r</text:p>
          </table:table-cell>
          <table:table-cell office:value-type="float" office:value="0.0926038" calcext:value-type="float">
            <text:p>0.0926038</text:p>
          </table:table-cell>
          <table:table-cell office:value-type="string" calcext:value-type="string">
            <text:p><text:s/>std_dev</text:p>
          </table:table-cell>
          <table:table-cell office:value-type="float" office:value="0.00442304" calcext:value-type="float">
            <text:p>0.00442304</text:p>
          </table:table-cell>
          <table:table-cell office:value-type="string" calcext:value-type="string">
            <text:p><text:s/>fps</text:p>
          </table:table-cell>
          <table:table-cell office:value-type="float" office:value="2.48571" calcext:value-type="float">
            <text:p>2.48571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4]*1000)-[.J34]" office:value-type="float" office:value="-2.39619999999999" calcext:value-type="float">
            <text:p>-2.4</text:p>
          </table:table-cell>
          <table:table-cell table:formula="of:=ABS([.K34])" office:value-type="float" office:value="2.39619999999999" calcext:value-type="float">
            <text:p>2.3961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wet_pvc_4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059" calcext:value-type="float">
            <text:p>0.208059</text:p>
          </table:table-cell>
          <table:table-cell office:value-type="string" calcext:value-type="string">
            <text:p><text:s/>std_dev</text:p>
          </table:table-cell>
          <table:table-cell office:value-type="float" office:value="0.000198211" calcext:value-type="float">
            <text:p>0.000198211</text:p>
          </table:table-cell>
          <table:table-cell office:value-type="string" calcext:value-type="string">
            <text:p><text:s/>fps</text:p>
          </table:table-cell>
          <table:table-cell office:value-type="float" office:value="3.17803" calcext:value-type="float">
            <text:p>3.17803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8]*1000)-[.J38]" office:value-type="float" office:value="20.059" calcext:value-type="float">
            <text:p>20.1</text:p>
          </table:table-cell>
          <table:table-cell table:formula="of:=ABS([.K38])" office:value-type="float" office:value="20.059" calcext:value-type="float">
            <text:p>20.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wet_pvc_400_middle/fps45_exp_100</text:p>
          </table:table-cell>
          <table:table-cell office:value-type="string" calcext:value-type="string">
            <text:p><text:s/>r</text:p>
          </table:table-cell>
          <table:table-cell office:value-type="float" office:value="0.210719" calcext:value-type="float">
            <text:p>0.210719</text:p>
          </table:table-cell>
          <table:table-cell office:value-type="string" calcext:value-type="string">
            <text:p><text:s/>std_dev</text:p>
          </table:table-cell>
          <table:table-cell office:value-type="float" office:value="0.00372472" calcext:value-type="float">
            <text:p>0.00372472</text:p>
          </table:table-cell>
          <table:table-cell office:value-type="string" calcext:value-type="string">
            <text:p><text:s/>fps</text:p>
          </table:table-cell>
          <table:table-cell office:value-type="float" office:value="4.28046" calcext:value-type="float">
            <text:p>4.28046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9]*1000)-[.J39]" office:value-type="float" office:value="22.719" calcext:value-type="float">
            <text:p>22.7</text:p>
          </table:table-cell>
          <table:table-cell table:formula="of:=ABS([.K39])" office:value-type="float" office:value="22.719" calcext:value-type="float">
            <text:p>22.7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wet_pvc_400_middle/fps45_exp_50</text:p>
          </table:table-cell>
          <table:table-cell office:value-type="string" calcext:value-type="string">
            <text:p><text:s/>r</text:p>
          </table:table-cell>
          <table:table-cell office:value-type="float" office:value="0.207013" calcext:value-type="float">
            <text:p>0.207013</text:p>
          </table:table-cell>
          <table:table-cell office:value-type="string" calcext:value-type="string">
            <text:p><text:s/>std_dev</text:p>
          </table:table-cell>
          <table:table-cell office:value-type="float" office:value="0.0113354" calcext:value-type="float">
            <text:p>0.0113354</text:p>
          </table:table-cell>
          <table:table-cell office:value-type="string" calcext:value-type="string">
            <text:p><text:s/>fps</text:p>
          </table:table-cell>
          <table:table-cell office:value-type="float" office:value="11.2994" calcext:value-type="float">
            <text:p>11.2994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0]*1000)-[.J40]" office:value-type="float" office:value="19.013" calcext:value-type="float">
            <text:p>19.0</text:p>
          </table:table-cell>
          <table:table-cell table:formula="of:=ABS([.K40])" office:value-type="float" office:value="19.013" calcext:value-type="float">
            <text:p>19.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wet_pvc_400_middle/fps45_exp_500</text:p>
          </table:table-cell>
          <table:table-cell office:value-type="string" calcext:value-type="string">
            <text:p><text:s/>r</text:p>
          </table:table-cell>
          <table:table-cell office:value-type="float" office:value="0.209596" calcext:value-type="float">
            <text:p>0.209596</text:p>
          </table:table-cell>
          <table:table-cell office:value-type="string" calcext:value-type="string">
            <text:p><text:s/>std_dev</text:p>
          </table:table-cell>
          <table:table-cell office:value-type="float" office:value="0.000443701" calcext:value-type="float">
            <text:p>0.000443701</text:p>
          </table:table-cell>
          <table:table-cell office:value-type="string" calcext:value-type="string">
            <text:p><text:s/>fps</text:p>
          </table:table-cell>
          <table:table-cell office:value-type="float" office:value="3.1176" calcext:value-type="float">
            <text:p>3.1176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1]*1000)-[.J41]" office:value-type="float" office:value="21.596" calcext:value-type="float">
            <text:p>21.6</text:p>
          </table:table-cell>
          <table:table-cell table:formula="of:=ABS([.K41])" office:value-type="float" office:value="21.596" calcext:value-type="float">
            <text:p>21.59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wet_pvc_5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4744" calcext:value-type="float">
            <text:p>0.264744</text:p>
          </table:table-cell>
          <table:table-cell office:value-type="string" calcext:value-type="string">
            <text:p><text:s/>std_dev</text:p>
          </table:table-cell>
          <table:table-cell office:value-type="float" office:value="0.00076862" calcext:value-type="float">
            <text:p>0.00076862</text:p>
          </table:table-cell>
          <table:table-cell office:value-type="string" calcext:value-type="string">
            <text:p><text:s/>fps</text:p>
          </table:table-cell>
          <table:table-cell office:value-type="float" office:value="3.6547" calcext:value-type="float">
            <text:p>3.6547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5]*1000)-[.J45]" office:value-type="float" office:value="30.744" calcext:value-type="float">
            <text:p>30.7</text:p>
          </table:table-cell>
          <table:table-cell table:formula="of:=ABS([.K45])" office:value-type="float" office:value="30.744" calcext:value-type="float">
            <text:p>30.7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wet_pvc_500_middle/fps45_exp_100</text:p>
          </table:table-cell>
          <table:table-cell office:value-type="string" calcext:value-type="string">
            <text:p><text:s/>r</text:p>
          </table:table-cell>
          <table:table-cell office:value-type="float" office:value="0.265148" calcext:value-type="float">
            <text:p>0.265148</text:p>
          </table:table-cell>
          <table:table-cell office:value-type="string" calcext:value-type="string">
            <text:p><text:s/>std_dev</text:p>
          </table:table-cell>
          <table:table-cell office:value-type="float" office:value="0.0188438" calcext:value-type="float">
            <text:p>0.0188438</text:p>
          </table:table-cell>
          <table:table-cell office:value-type="string" calcext:value-type="string">
            <text:p><text:s/>fps</text:p>
          </table:table-cell>
          <table:table-cell office:value-type="float" office:value="6.37186" calcext:value-type="float">
            <text:p>6.37186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6]*1000)-[.J46]" office:value-type="float" office:value="31.148" calcext:value-type="float">
            <text:p>31.1</text:p>
          </table:table-cell>
          <table:table-cell table:formula="of:=ABS([.K46])" office:value-type="float" office:value="31.148" calcext:value-type="float">
            <text:p>31.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wet_pvc_500_middle/fps45_exp_50</text:p>
          </table:table-cell>
          <table:table-cell office:value-type="string" calcext:value-type="string">
            <text:p><text:s/>r</text:p>
          </table:table-cell>
          <table:table-cell office:value-type="float" office:value="0.159321" calcext:value-type="float">
            <text:p>0.159321</text:p>
          </table:table-cell>
          <table:table-cell office:value-type="string" calcext:value-type="string">
            <text:p><text:s/>std_dev</text:p>
          </table:table-cell>
          <table:table-cell office:value-type="float" office:value="0.0542869" calcext:value-type="float">
            <text:p>0.0542869</text:p>
          </table:table-cell>
          <table:table-cell office:value-type="string" calcext:value-type="string">
            <text:p><text:s/>fps</text:p>
          </table:table-cell>
          <table:table-cell office:value-type="float" office:value="13.2943" calcext:value-type="float">
            <text:p>13.2943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7]*1000)-[.J47]" office:value-type="float" office:value="-74.679" calcext:value-type="float">
            <text:p>-74.7</text:p>
          </table:table-cell>
          <table:table-cell table:formula="of:=ABS([.K47])" office:value-type="float" office:value="74.679" calcext:value-type="float">
            <text:p>74.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wet_pvc_500_middle/fps45_exp_500</text:p>
          </table:table-cell>
          <table:table-cell office:value-type="string" calcext:value-type="string">
            <text:p><text:s/>r</text:p>
          </table:table-cell>
          <table:table-cell office:value-type="float" office:value="0.270234" calcext:value-type="float">
            <text:p>0.270234</text:p>
          </table:table-cell>
          <table:table-cell office:value-type="string" calcext:value-type="string">
            <text:p><text:s/>std_dev</text:p>
          </table:table-cell>
          <table:table-cell office:value-type="float" office:value="0.00126415" calcext:value-type="float">
            <text:p>0.00126415</text:p>
          </table:table-cell>
          <table:table-cell office:value-type="string" calcext:value-type="string">
            <text:p><text:s/>fps</text:p>
          </table:table-cell>
          <table:table-cell office:value-type="float" office:value="3.84704" calcext:value-type="float">
            <text:p>3.84704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8]*1000)-[.J48]" office:value-type="float" office:value="36.234" calcext:value-type="float">
            <text:p>36.2</text:p>
          </table:table-cell>
          <table:table-cell table:formula="of:=ABS([.K48])" office:value-type="float" office:value="36.234" calcext:value-type="float">
            <text:p>36.234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1:41:45.281776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3:13:57.674005674</meta:creation-date>
    <dc:date>2021-05-04T11:45:35.513997126</dc:date>
    <meta:editing-duration>PT55M12S</meta:editing-duration>
    <meta:editing-cycles>10</meta:editing-cycles>
    <meta:generator>LibreOffice/6.4.7.2$Linux_X86_64 LibreOffice_project/40$Build-2</meta:generator>
    <meta:document-statistic meta:table-count="1" meta:cell-count="340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6.235cm" svg:y="0.329cm" chart:style-name="ch2">
          <text:p>RANSAC - radius error</text:p>
        </chart:title>
        <chart:legend chart:legend-position="end" svg:x="14.423cm" svg:y="3.041cm" style:legend-expansion="high" chart:style-name="ch3"/>
        <chart:plot-area chart:style-name="ch4" table:cell-range-address="Sheet1.L3:Sheet1.L10 Sheet1.M3:Sheet1.M6 Sheet1.I3:Sheet1.I3 Sheet1.I10:Sheet1.I10 Sheet1.I31:Sheet1.I31 Sheet1.L31:Sheet1.L34 Sheet1.I38:Sheet1.I38 Sheet1.L38:Sheet1.L41 Sheet1.I46:Sheet1.I46 Sheet1.L45:Sheet1.L48 Sheet1.I17:Sheet1.I17 Sheet1.L17:Sheet1.L20 Sheet1.I24:Sheet1.I24 Sheet1.L24:Sheet1.L27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Sheet1.L7:Sheet1.L10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Sheet1.L3:Sheet1.L6" chart:label-cell-address="Sheet1.I3:Sheet1.I3" chart:class="chart:scatter">
            <chart:domain table:cell-range-address="Sheet1.M3:Sheet1.M6"/>
            <chart:data-point chart:repeated="4"/>
          </chart:series>
          <chart:series chart:style-name="ch11" chart:values-cell-range-address="Sheet1.L7:Sheet1.L10" chart:label-cell-address="Sheet1.I10:Sheet1.I10" chart:class="chart:scatter">
            <chart:domain table:cell-range-address="Sheet1.M7:Sheet1.M10"/>
            <chart:data-point chart:repeated="4"/>
          </chart:series>
          <chart:series chart:style-name="ch12" chart:values-cell-range-address="Sheet1.L31:Sheet1.L34" chart:label-cell-address="Sheet1.I31:Sheet1.I31" chart:class="chart:scatter">
            <chart:domain table:cell-range-address="Sheet1.M31:Sheet1.M34"/>
            <chart:data-point chart:repeated="4"/>
          </chart:series>
          <chart:series chart:style-name="ch13" chart:values-cell-range-address="Sheet1.L38:Sheet1.L41" chart:label-cell-address="Sheet1.I38:Sheet1.I38" chart:class="chart:scatter">
            <chart:domain table:cell-range-address="Sheet1.M38:Sheet1.M41"/>
            <chart:data-point chart:repeated="4"/>
          </chart:series>
          <chart:series chart:style-name="ch14" chart:values-cell-range-address="Sheet1.L45:Sheet1.L48" chart:label-cell-address="Sheet1.I46:Sheet1.I46" chart:class="chart:scatter">
            <chart:domain table:cell-range-address="Sheet1.M45:Sheet1.M48"/>
            <chart:data-point chart:repeated="4"/>
          </chart:series>
          <chart:series chart:style-name="ch15" chart:values-cell-range-address="Sheet1.L17:Sheet1.L20" chart:label-cell-address="Sheet1.I17:Sheet1.I17" chart:class="chart:scatter">
            <chart:domain table:cell-range-address="Sheet1.M17:Sheet1.M20"/>
            <chart:data-point chart:repeated="4"/>
          </chart:series>
          <chart:series chart:style-name="ch16" chart:values-cell-range-address="Sheet1.L24:Sheet1.L27" chart:label-cell-address="Sheet1.I24:Sheet1.I24" chart:class="chart:scatter">
            <chart:domain table:cell-range-address="Sheet1.M24:Sheet1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Sheet1.I3:Sheet1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Sheet1.I10:Sheet1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Sheet1.I31:Sheet1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Sheet1.I38:Sheet1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Sheet1.I46:Sheet1.I4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Sheet1.I17:Sheet1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Sheet1.I24:Sheet1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L7:Sheet1.L10</svg:desc>
                </draw:g>
              </table:table-cell>
              <table:table-cell office:value-type="float" office:value="4">
                <text:p>4</text:p>
                <draw:g>
                  <svg:desc>Sheet1.M3:Sheet1.M6</svg:desc>
                </draw:g>
              </table:table-cell>
              <table:table-cell office:value-type="float" office:value="4.35599999999999">
                <text:p>4.35599999999999</text:p>
                <draw:g>
                  <svg:desc>Sheet1.L3:Sheet1.L6</svg:desc>
                </draw:g>
              </table:table-cell>
              <table:table-cell office:value-type="float" office:value="NaN">
                <text:p>NaN</text:p>
                <draw:g>
                  <svg:desc>Sheet1.M7:Sheet1.M10</svg:desc>
                </draw:g>
              </table:table-cell>
              <table:table-cell office:value-type="float" office:value="NaN">
                <text:p>NaN</text:p>
                <draw:g>
                  <svg:desc>Sheet1.L7:Sheet1.L10</svg:desc>
                </draw:g>
              </table:table-cell>
              <table:table-cell office:value-type="float" office:value="4">
                <text:p>4</text:p>
                <draw:g>
                  <svg:desc>Sheet1.M31:Sheet1.M34</svg:desc>
                </draw:g>
              </table:table-cell>
              <table:table-cell office:value-type="float" office:value="0.0638999999999896">
                <text:p>0.0638999999999896</text:p>
                <draw:g>
                  <svg:desc>Sheet1.L31:Sheet1.L34</svg:desc>
                </draw:g>
              </table:table-cell>
              <table:table-cell office:value-type="float" office:value="4">
                <text:p>4</text:p>
                <draw:g>
                  <svg:desc>Sheet1.M38:Sheet1.M41</svg:desc>
                </draw:g>
              </table:table-cell>
              <table:table-cell office:value-type="float" office:value="20.059">
                <text:p>20.059</text:p>
                <draw:g>
                  <svg:desc>Sheet1.L38:Sheet1.L41</svg:desc>
                </draw:g>
              </table:table-cell>
              <table:table-cell office:value-type="float" office:value="4">
                <text:p>4</text:p>
                <draw:g>
                  <svg:desc>Sheet1.M45:Sheet1.M48</svg:desc>
                </draw:g>
              </table:table-cell>
              <table:table-cell office:value-type="float" office:value="30.744">
                <text:p>30.744</text:p>
                <draw:g>
                  <svg:desc>Sheet1.L45:Sheet1.L48</svg:desc>
                </draw:g>
              </table:table-cell>
              <table:table-cell office:value-type="float" office:value="4">
                <text:p>4</text:p>
                <draw:g>
                  <svg:desc>Sheet1.M17:Sheet1.M20</svg:desc>
                </draw:g>
              </table:table-cell>
              <table:table-cell office:value-type="float" office:value="20.056">
                <text:p>20.056</text:p>
                <draw:g>
                  <svg:desc>Sheet1.L17:Sheet1.L20</svg:desc>
                </draw:g>
              </table:table-cell>
              <table:table-cell office:value-type="float" office:value="4">
                <text:p>4</text:p>
                <draw:g>
                  <svg:desc>Sheet1.M24:Sheet1.M27</svg:desc>
                </draw:g>
              </table:table-cell>
              <table:table-cell office:value-type="float" office:value="13.991">
                <text:p>13.991</text:p>
                <draw:g>
                  <svg:desc>Sheet1.L24:Sheet1.L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166">
                <text:p>3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89">
                <text:p>2.7689</text:p>
              </table:table-cell>
              <table:table-cell office:value-type="float" office:value="2">
                <text:p>2</text:p>
              </table:table-cell>
              <table:table-cell office:value-type="float" office:value="22.719">
                <text:p>22.719</text:p>
              </table:table-cell>
              <table:table-cell office:value-type="float" office:value="2">
                <text:p>2</text:p>
              </table:table-cell>
              <table:table-cell office:value-type="float" office:value="31.148">
                <text:p>31.148</text:p>
              </table:table-cell>
              <table:table-cell office:value-type="float" office:value="2">
                <text:p>2</text:p>
              </table:table-cell>
              <table:table-cell office:value-type="float" office:value="23.729">
                <text:p>23.729</text:p>
              </table:table-cell>
              <table:table-cell office:value-type="float" office:value="2">
                <text:p>2</text:p>
              </table:table-cell>
              <table:table-cell office:value-type="float" office:value="12.671">
                <text:p>12.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49299999999999">
                <text:p>3.492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3510000000001">
                <text:p>1.83510000000001</text:p>
              </table:table-cell>
              <table:table-cell office:value-type="float" office:value="1">
                <text:p>1</text:p>
              </table:table-cell>
              <table:table-cell office:value-type="float" office:value="19.013">
                <text:p>19.013</text:p>
              </table:table-cell>
              <table:table-cell office:value-type="float" office:value="1">
                <text:p>1</text:p>
              </table:table-cell>
              <table:table-cell office:value-type="float" office:value="74.679">
                <text:p>74.679</text:p>
              </table:table-cell>
              <table:table-cell office:value-type="float" office:value="1">
                <text:p>1</text:p>
              </table:table-cell>
              <table:table-cell office:value-type="float" office:value="44.506">
                <text:p>44.506</text:p>
              </table:table-cell>
              <table:table-cell office:value-type="float" office:value="1">
                <text:p>1</text:p>
              </table:table-cell>
              <table:table-cell office:value-type="float" office:value="1.57249999999999">
                <text:p>1.57249999999999</text:p>
              </table:table-cell>
            </table:table-row>
            <table:table-row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3.60299999999999">
                <text:p>3.60299999999999</text:p>
              </table:table-cell>
              <table:table-cell office:value-type="float" office:value="4">
                <text:p>4</text:p>
              </table:table-cell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2.39619999999999">
                <text:p>2.39619999999999</text:p>
              </table:table-cell>
              <table:table-cell office:value-type="float" office:value="3">
                <text:p>3</text:p>
              </table:table-cell>
              <table:table-cell office:value-type="float" office:value="21.596">
                <text:p>21.596</text:p>
              </table:table-cell>
              <table:table-cell office:value-type="float" office:value="3">
                <text:p>3</text:p>
              </table:table-cell>
              <table:table-cell office:value-type="float" office:value="36.234">
                <text:p>36.234</text:p>
              </table:table-cell>
              <table:table-cell office:value-type="float" office:value="3">
                <text:p>3</text:p>
              </table:table-cell>
              <table:table-cell office:value-type="float" office:value="22.2">
                <text:p>22.2</text:p>
              </table:table-cell>
              <table:table-cell office:value-type="float" office:value="3">
                <text:p>3</text:p>
              </table:table-cell>
              <table:table-cell office:value-type="float" office:value="15.374">
                <text:p>15.3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5.478cm" svg:y="0.333cm" chart:style-name="ch2">
          <text:p>RANSAC - standard deviation</text:p>
        </chart:title>
        <chart:legend chart:legend-position="end" svg:x="14.423cm" svg:y="3.041cm" style:legend-expansion="high" chart:style-name="ch3"/>
        <chart:plot-area chart:style-name="ch4" table:cell-range-address="Sheet1.M3:Sheet1.M6 Sheet1.I3:Sheet1.I3 Sheet1.F3:Sheet1.F10 Sheet1.I10:Sheet1.I10 Sheet1.I31:Sheet1.I31 Sheet1.F31:Sheet1.F34 Sheet1.I38:Sheet1.I38 Sheet1.F38:Sheet1.F41 Sheet1.I45:Sheet1.I45 Sheet1.F45:Sheet1.F48 Sheet1.I17:Sheet1.I17 Sheet1.F17:Sheet1.F20 Sheet1.I24:Sheet1.I24 Sheet1.F24:Sheet1.F27" chart:data-source-has-labels="row" svg:x="0.482cm" svg:y="0.037cm" svg:width="14.006cm" svg:height="9.217cm">
          <chartooo:coordinate-region svg:x="1.394cm" svg:y="0.236cm" svg:width="13cm" svg:height="8.371cm"/>
          <chart:axis chart:dimension="x" chart:name="primary-x" chart:style-name="ch5">
            <chart:title svg:x="5.844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Sheet1.F3:Sheet1.F6" chart:label-cell-address="Sheet1.I3:Sheet1.I3" chart:class="chart:scatter">
            <chart:domain table:cell-range-address="Sheet1.M3:Sheet1.M6"/>
            <chart:data-point chart:repeated="4"/>
          </chart:series>
          <chart:series chart:style-name="ch11" chart:values-cell-range-address="Sheet1.F7:Sheet1.F10" chart:label-cell-address="Sheet1.I10:Sheet1.I10" chart:class="chart:scatter">
            <chart:domain table:cell-range-address="Sheet1.M7:Sheet1.M10"/>
            <chart:data-point chart:repeated="4"/>
          </chart:series>
          <chart:series chart:style-name="ch12" chart:values-cell-range-address="Sheet1.F31:Sheet1.F34" chart:label-cell-address="Sheet1.I31:Sheet1.I31" chart:class="chart:scatter">
            <chart:domain table:cell-range-address="Sheet1.M31:Sheet1.M34"/>
            <chart:data-point chart:repeated="4"/>
          </chart:series>
          <chart:series chart:style-name="ch13" chart:values-cell-range-address="Sheet1.F38:Sheet1.F41" chart:label-cell-address="Sheet1.I38:Sheet1.I38" chart:class="chart:scatter">
            <chart:domain table:cell-range-address="Sheet1.M38:Sheet1.M41"/>
            <chart:data-point chart:repeated="4"/>
          </chart:series>
          <chart:series chart:style-name="ch14" chart:values-cell-range-address="Sheet1.F45:Sheet1.F48" chart:label-cell-address="Sheet1.I45:Sheet1.I45" chart:class="chart:scatter">
            <chart:domain table:cell-range-address="Sheet1.M45:Sheet1.M48"/>
            <chart:data-point chart:repeated="4"/>
          </chart:series>
          <chart:series chart:style-name="ch15" chart:values-cell-range-address="Sheet1.F17:Sheet1.F20" chart:label-cell-address="Sheet1.I17:Sheet1.I17" chart:class="chart:scatter">
            <chart:domain table:cell-range-address="Sheet1.M17:Sheet1.M20"/>
            <chart:data-point chart:repeated="4"/>
          </chart:series>
          <chart:series chart:style-name="ch16" chart:values-cell-range-address="Sheet1.F24:Sheet1.F27" chart:label-cell-address="Sheet1.I24:Sheet1.I24" chart:class="chart:scatter">
            <chart:domain table:cell-range-address="Sheet1.M24:Sheet1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Sheet1.I3:Sheet1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Sheet1.I10:Sheet1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Sheet1.I31:Sheet1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Sheet1.I38:Sheet1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Sheet1.I45:Sheet1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Sheet1.I17:Sheet1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Sheet1.I24:Sheet1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3:Sheet1.M6</svg:desc>
                </draw:g>
              </table:table-cell>
              <table:table-cell office:value-type="float" office:value="0.000127573">
                <text:p>0.000127573</text:p>
                <draw:g>
                  <svg:desc>Sheet1.F3:Sheet1.F6</svg:desc>
                </draw:g>
              </table:table-cell>
              <table:table-cell office:value-type="float" office:value="NaN">
                <text:p>NaN</text:p>
                <draw:g>
                  <svg:desc>Sheet1.M7:Sheet1.M10</svg:desc>
                </draw:g>
              </table:table-cell>
              <table:table-cell office:value-type="float" office:value="NaN">
                <text:p>NaN</text:p>
                <draw:g>
                  <svg:desc>Sheet1.F7:Sheet1.F10</svg:desc>
                </draw:g>
              </table:table-cell>
              <table:table-cell office:value-type="float" office:value="4">
                <text:p>4</text:p>
                <draw:g>
                  <svg:desc>Sheet1.M31:Sheet1.M34</svg:desc>
                </draw:g>
              </table:table-cell>
              <table:table-cell office:value-type="float" office:value="0.00400535">
                <text:p>0.00400535</text:p>
                <draw:g>
                  <svg:desc>Sheet1.F31:Sheet1.F34</svg:desc>
                </draw:g>
              </table:table-cell>
              <table:table-cell office:value-type="float" office:value="4">
                <text:p>4</text:p>
                <draw:g>
                  <svg:desc>Sheet1.M38:Sheet1.M41</svg:desc>
                </draw:g>
              </table:table-cell>
              <table:table-cell office:value-type="float" office:value="0.000198211">
                <text:p>0.000198211</text:p>
                <draw:g>
                  <svg:desc>Sheet1.F38:Sheet1.F41</svg:desc>
                </draw:g>
              </table:table-cell>
              <table:table-cell office:value-type="float" office:value="4">
                <text:p>4</text:p>
                <draw:g>
                  <svg:desc>Sheet1.M45:Sheet1.M48</svg:desc>
                </draw:g>
              </table:table-cell>
              <table:table-cell office:value-type="float" office:value="0.00076862">
                <text:p>0.00076862</text:p>
                <draw:g>
                  <svg:desc>Sheet1.F45:Sheet1.F48</svg:desc>
                </draw:g>
              </table:table-cell>
              <table:table-cell office:value-type="float" office:value="4">
                <text:p>4</text:p>
                <draw:g>
                  <svg:desc>Sheet1.M17:Sheet1.M20</svg:desc>
                </draw:g>
              </table:table-cell>
              <table:table-cell office:value-type="float" office:value="0.000546669">
                <text:p>0.000546669</text:p>
                <draw:g>
                  <svg:desc>Sheet1.F17:Sheet1.F20</svg:desc>
                </draw:g>
              </table:table-cell>
              <table:table-cell office:value-type="float" office:value="4">
                <text:p>4</text:p>
                <draw:g>
                  <svg:desc>Sheet1.M24:Sheet1.M27</svg:desc>
                </draw:g>
              </table:table-cell>
              <table:table-cell office:value-type="float" office:value="0.00234381">
                <text:p>0.00234381</text:p>
                <draw:g>
                  <svg:desc>Sheet1.F24:Sheet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19152">
                <text:p>0.000419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416865">
                <text:p>0.00416865</text:p>
              </table:table-cell>
              <table:table-cell office:value-type="float" office:value="2">
                <text:p>2</text:p>
              </table:table-cell>
              <table:table-cell office:value-type="float" office:value="0.00372472">
                <text:p>0.00372472</text:p>
              </table:table-cell>
              <table:table-cell office:value-type="float" office:value="2">
                <text:p>2</text:p>
              </table:table-cell>
              <table:table-cell office:value-type="float" office:value="0.0188438">
                <text:p>0.0188438</text:p>
              </table:table-cell>
              <table:table-cell office:value-type="float" office:value="2">
                <text:p>2</text:p>
              </table:table-cell>
              <table:table-cell office:value-type="float" office:value="0.00828433">
                <text:p>0.00828433</text:p>
              </table:table-cell>
              <table:table-cell office:value-type="float" office:value="2">
                <text:p>2</text:p>
              </table:table-cell>
              <table:table-cell office:value-type="float" office:value="0.00793849">
                <text:p>0.00793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148352">
                <text:p>0.0014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532748">
                <text:p>0.00532748</text:p>
              </table:table-cell>
              <table:table-cell office:value-type="float" office:value="1">
                <text:p>1</text:p>
              </table:table-cell>
              <table:table-cell office:value-type="float" office:value="0.0113354">
                <text:p>0.0113354</text:p>
              </table:table-cell>
              <table:table-cell office:value-type="float" office:value="1">
                <text:p>1</text:p>
              </table:table-cell>
              <table:table-cell office:value-type="float" office:value="0.0542869">
                <text:p>0.0542869</text:p>
              </table:table-cell>
              <table:table-cell office:value-type="float" office:value="1">
                <text:p>1</text:p>
              </table:table-cell>
              <table:table-cell office:value-type="float" office:value="0.0409491">
                <text:p>0.0409491</text:p>
              </table:table-cell>
              <table:table-cell office:value-type="float" office:value="1">
                <text:p>1</text:p>
              </table:table-cell>
              <table:table-cell office:value-type="float" office:value="0.0121831">
                <text:p>0.0121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14161">
                <text:p>0.00014161</text:p>
              </table:table-cell>
              <table:table-cell office:value-type="float" office:value="4">
                <text:p>4</text:p>
              </table:table-cell>
              <table:table-cell office:value-type="float" office:value="0.000516546">
                <text:p>0.000516546</text:p>
              </table:table-cell>
              <table:table-cell office:value-type="float" office:value="3">
                <text:p>3</text:p>
              </table:table-cell>
              <table:table-cell office:value-type="float" office:value="0.00442304">
                <text:p>0.00442304</text:p>
              </table:table-cell>
              <table:table-cell office:value-type="float" office:value="3">
                <text:p>3</text:p>
              </table:table-cell>
              <table:table-cell office:value-type="float" office:value="0.000443701">
                <text:p>0.000443701</text:p>
              </table:table-cell>
              <table:table-cell office:value-type="float" office:value="3">
                <text:p>3</text:p>
              </table:table-cell>
              <table:table-cell office:value-type="float" office:value="0.00126415">
                <text:p>0.00126415</text:p>
              </table:table-cell>
              <table:table-cell office:value-type="float" office:value="3">
                <text:p>3</text:p>
              </table:table-cell>
              <table:table-cell office:value-type="float" office:value="0.000411162">
                <text:p>0.000411162</text:p>
              </table:table-cell>
              <table:table-cell office:value-type="float" office:value="3">
                <text:p>3</text:p>
              </table:table-cell>
              <table:table-cell office:value-type="float" office:value="0.0031893">
                <text:p>0.00318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7.082cm" svg:y="0.329cm" chart:style-name="ch2">
          <text:p>RANSAC - fps</text:p>
        </chart:title>
        <chart:legend chart:legend-position="end" svg:x="14.423cm" svg:y="3.041cm" style:legend-expansion="high" chart:style-name="ch3"/>
        <chart:plot-area chart:style-name="ch4" table:cell-range-address="Sheet1.M3:Sheet1.M6 Sheet1.I3:Sheet1.I3 Sheet1.H3:Sheet1.H10 Sheet1.I10:Sheet1.I10 Sheet1.I31:Sheet1.I31 Sheet1.H31:Sheet1.H34 Sheet1.I38:Sheet1.I38 Sheet1.H38:Sheet1.H41 Sheet1.I45:Sheet1.I45 Sheet1.H45:Sheet1.H48 Sheet1.I17:Sheet1.I17 Sheet1.H17:Sheet1.H20 Sheet1.I24:Sheet1.I24 Sheet1.H24:Sheet1.H27" chart:data-source-has-labels="row" svg:x="0.773cm" svg:y="0.037cm" svg:width="13.715cm" svg:height="9.217cm">
          <chartooo:coordinate-region svg:x="1.394cm" svg:y="0.236cm" svg:width="13cm" svg:height="8.371cm"/>
          <chart:axis chart:dimension="x" chart:name="primary-x" chart:style-name="ch5">
            <chart:title svg:x="5.844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Sheet1.H3:Sheet1.H6" chart:label-cell-address="Sheet1.I3:Sheet1.I3" chart:class="chart:scatter">
            <chart:domain table:cell-range-address="Sheet1.M3:Sheet1.M6"/>
            <chart:data-point chart:repeated="4"/>
          </chart:series>
          <chart:series chart:style-name="ch11" chart:values-cell-range-address="Sheet1.H7:Sheet1.H10" chart:label-cell-address="Sheet1.I10:Sheet1.I10" chart:class="chart:scatter">
            <chart:domain table:cell-range-address="Sheet1.M7:Sheet1.M10"/>
            <chart:data-point chart:repeated="4"/>
          </chart:series>
          <chart:series chart:style-name="ch12" chart:values-cell-range-address="Sheet1.H31:Sheet1.H34" chart:label-cell-address="Sheet1.I31:Sheet1.I31" chart:class="chart:scatter">
            <chart:domain table:cell-range-address="Sheet1.M31:Sheet1.M34"/>
            <chart:data-point chart:repeated="4"/>
          </chart:series>
          <chart:series chart:style-name="ch13" chart:values-cell-range-address="Sheet1.H38:Sheet1.H41" chart:label-cell-address="Sheet1.I38:Sheet1.I38" chart:class="chart:scatter">
            <chart:domain table:cell-range-address="Sheet1.M38:Sheet1.M41"/>
            <chart:data-point chart:repeated="4"/>
          </chart:series>
          <chart:series chart:style-name="ch14" chart:values-cell-range-address="Sheet1.H45:Sheet1.H48" chart:label-cell-address="Sheet1.I45:Sheet1.I45" chart:class="chart:scatter">
            <chart:domain table:cell-range-address="Sheet1.M45:Sheet1.M48"/>
            <chart:data-point chart:repeated="4"/>
          </chart:series>
          <chart:series chart:style-name="ch15" chart:values-cell-range-address="Sheet1.H17:Sheet1.H20" chart:label-cell-address="Sheet1.I17:Sheet1.I17" chart:class="chart:scatter">
            <chart:domain table:cell-range-address="Sheet1.M17:Sheet1.M20"/>
            <chart:data-point chart:repeated="4"/>
          </chart:series>
          <chart:series chart:style-name="ch16" chart:values-cell-range-address="Sheet1.H24:Sheet1.H27" chart:label-cell-address="Sheet1.I24:Sheet1.I24" chart:class="chart:scatter">
            <chart:domain table:cell-range-address="Sheet1.M24:Sheet1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Sheet1.I3:Sheet1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Sheet1.I10:Sheet1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Sheet1.I31:Sheet1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Sheet1.I38:Sheet1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Sheet1.I45:Sheet1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Sheet1.I17:Sheet1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Sheet1.I24:Sheet1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3:Sheet1.M6</svg:desc>
                </draw:g>
              </table:table-cell>
              <table:table-cell office:value-type="float" office:value="2.28864">
                <text:p>2.28864</text:p>
                <draw:g>
                  <svg:desc>Sheet1.H3:Sheet1.H6</svg:desc>
                </draw:g>
              </table:table-cell>
              <table:table-cell office:value-type="float" office:value="NaN">
                <text:p>NaN</text:p>
                <draw:g>
                  <svg:desc>Sheet1.M7:Sheet1.M10</svg:desc>
                </draw:g>
              </table:table-cell>
              <table:table-cell office:value-type="float" office:value="NaN">
                <text:p>NaN</text:p>
                <draw:g>
                  <svg:desc>Sheet1.H7:Sheet1.H10</svg:desc>
                </draw:g>
              </table:table-cell>
              <table:table-cell office:value-type="float" office:value="4">
                <text:p>4</text:p>
                <draw:g>
                  <svg:desc>Sheet1.M31:Sheet1.M34</svg:desc>
                </draw:g>
              </table:table-cell>
              <table:table-cell office:value-type="float" office:value="2.74348">
                <text:p>2.74348</text:p>
                <draw:g>
                  <svg:desc>Sheet1.H31:Sheet1.H34</svg:desc>
                </draw:g>
              </table:table-cell>
              <table:table-cell office:value-type="float" office:value="4">
                <text:p>4</text:p>
                <draw:g>
                  <svg:desc>Sheet1.M38:Sheet1.M41</svg:desc>
                </draw:g>
              </table:table-cell>
              <table:table-cell office:value-type="float" office:value="3.17803">
                <text:p>3.17803</text:p>
                <draw:g>
                  <svg:desc>Sheet1.H38:Sheet1.H41</svg:desc>
                </draw:g>
              </table:table-cell>
              <table:table-cell office:value-type="float" office:value="4">
                <text:p>4</text:p>
                <draw:g>
                  <svg:desc>Sheet1.M45:Sheet1.M48</svg:desc>
                </draw:g>
              </table:table-cell>
              <table:table-cell office:value-type="float" office:value="3.6547">
                <text:p>3.6547</text:p>
                <draw:g>
                  <svg:desc>Sheet1.H45:Sheet1.H48</svg:desc>
                </draw:g>
              </table:table-cell>
              <table:table-cell office:value-type="float" office:value="4">
                <text:p>4</text:p>
                <draw:g>
                  <svg:desc>Sheet1.M17:Sheet1.M20</svg:desc>
                </draw:g>
              </table:table-cell>
              <table:table-cell office:value-type="float" office:value="2.89402">
                <text:p>2.89402</text:p>
                <draw:g>
                  <svg:desc>Sheet1.H17:Sheet1.H20</svg:desc>
                </draw:g>
              </table:table-cell>
              <table:table-cell office:value-type="float" office:value="4">
                <text:p>4</text:p>
                <draw:g>
                  <svg:desc>Sheet1.M24:Sheet1.M27</svg:desc>
                </draw:g>
              </table:table-cell>
              <table:table-cell office:value-type="float" office:value="2.72911">
                <text:p>2.72911</text:p>
                <draw:g>
                  <svg:desc>Sheet1.H24:Sheet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0246">
                <text:p>2.4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319">
                <text:p>2.76319</text:p>
              </table:table-cell>
              <table:table-cell office:value-type="float" office:value="2">
                <text:p>2</text:p>
              </table:table-cell>
              <table:table-cell office:value-type="float" office:value="4.28046">
                <text:p>4.28046</text:p>
              </table:table-cell>
              <table:table-cell office:value-type="float" office:value="2">
                <text:p>2</text:p>
              </table:table-cell>
              <table:table-cell office:value-type="float" office:value="6.37186">
                <text:p>6.37186</text:p>
              </table:table-cell>
              <table:table-cell office:value-type="float" office:value="2">
                <text:p>2</text:p>
              </table:table-cell>
              <table:table-cell office:value-type="float" office:value="4.7112">
                <text:p>4.7112</text:p>
              </table:table-cell>
              <table:table-cell office:value-type="float" office:value="2">
                <text:p>2</text:p>
              </table:table-cell>
              <table:table-cell office:value-type="float" office:value="2.5015">
                <text:p>2.5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75771">
                <text:p>2.7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4943">
                <text:p>3.4943</text:p>
              </table:table-cell>
              <table:table-cell office:value-type="float" office:value="1">
                <text:p>1</text:p>
              </table:table-cell>
              <table:table-cell office:value-type="float" office:value="11.2994">
                <text:p>11.2994</text:p>
              </table:table-cell>
              <table:table-cell office:value-type="float" office:value="1">
                <text:p>1</text:p>
              </table:table-cell>
              <table:table-cell office:value-type="float" office:value="13.2943">
                <text:p>13.2943</text:p>
              </table:table-cell>
              <table:table-cell office:value-type="float" office:value="1">
                <text:p>1</text:p>
              </table:table-cell>
              <table:table-cell office:value-type="float" office:value="11.3097">
                <text:p>11.3097</text:p>
              </table:table-cell>
              <table:table-cell office:value-type="float" office:value="1">
                <text:p>1</text:p>
              </table:table-cell>
              <table:table-cell office:value-type="float" office:value="2.85128">
                <text:p>2.85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26009">
                <text:p>2.26009</text:p>
              </table:table-cell>
              <table:table-cell office:value-type="float" office:value="4">
                <text:p>4</text:p>
              </table:table-cell>
              <table:table-cell office:value-type="float" office:value="2.931">
                <text:p>2.931</text:p>
              </table:table-cell>
              <table:table-cell office:value-type="float" office:value="3">
                <text:p>3</text:p>
              </table:table-cell>
              <table:table-cell office:value-type="float" office:value="2.48571">
                <text:p>2.48571</text:p>
              </table:table-cell>
              <table:table-cell office:value-type="float" office:value="3">
                <text:p>3</text:p>
              </table:table-cell>
              <table:table-cell office:value-type="float" office:value="3.1176">
                <text:p>3.1176</text:p>
              </table:table-cell>
              <table:table-cell office:value-type="float" office:value="3">
                <text:p>3</text:p>
              </table:table-cell>
              <table:table-cell office:value-type="float" office:value="3.84704">
                <text:p>3.84704</text:p>
              </table:table-cell>
              <table:table-cell office:value-type="float" office:value="3">
                <text:p>3</text:p>
              </table:table-cell>
              <table:table-cell office:value-type="float" office:value="3.13539">
                <text:p>3.13539</text:p>
              </table:table-cell>
              <table:table-cell office:value-type="float" office:value="3">
                <text:p>3</text:p>
              </table:table-cell>
              <table:table-cell office:value-type="float" office:value="2.59471">
                <text:p>2.594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7.082cm" svg:y="0.329cm" chart:style-name="ch2">
          <text:p>RANSAC - fps</text:p>
        </chart:title>
        <chart:legend chart:legend-position="end" svg:x="14.423cm" svg:y="3.041cm" style:legend-expansion="high" chart:style-name="ch3"/>
        <chart:plot-area chart:style-name="ch4" table:cell-range-address="Sheet1.M3:Sheet1.M6 Sheet1.I3:Sheet1.I3 Sheet1.H3:Sheet1.H10 Sheet1.I10:Sheet1.I10 Sheet1.I31:Sheet1.I31 Sheet1.H31:Sheet1.H34 Sheet1.I38:Sheet1.I38 Sheet1.H38:Sheet1.H41 Sheet1.I45:Sheet1.I45 Sheet1.H45:Sheet1.H48 Sheet1.I17:Sheet1.I17 Sheet1.H17:Sheet1.H20 Sheet1.I24:Sheet1.I24 Sheet1.H24:Sheet1.H27" chart:data-source-has-labels="row" svg:x="0.773cm" svg:y="0.037cm" svg:width="13.715cm" svg:height="8.769cm">
          <chartooo:coordinate-region svg:x="1.394cm" svg:y="0.236cm" svg:width="13cm" svg:height="8.371cm"/>
          <chart:axis chart:dimension="x" chart:name="primary-x" chart:style-name="ch5">
            <chart:title svg:x="5.844cm" svg:y="9.111cm" chart:style-name="ch6">
              <text:p>Exposure Setting</text:p>
            </chart:title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Sheet1.H3:Sheet1.H6" chart:label-cell-address="Sheet1.I3:Sheet1.I3" chart:class="chart:scatter">
            <chart:domain table:cell-range-address="Sheet1.M3:Sheet1.M6"/>
            <chart:data-point chart:repeated="4"/>
          </chart:series>
          <chart:series chart:style-name="ch11" chart:values-cell-range-address="Sheet1.H7:Sheet1.H10" chart:label-cell-address="Sheet1.I10:Sheet1.I10" chart:class="chart:scatter">
            <chart:domain table:cell-range-address="Sheet1.M7:Sheet1.M10"/>
            <chart:data-point chart:repeated="4"/>
          </chart:series>
          <chart:series chart:style-name="ch12" chart:values-cell-range-address="Sheet1.H31:Sheet1.H34" chart:label-cell-address="Sheet1.I31:Sheet1.I31" chart:class="chart:scatter">
            <chart:domain table:cell-range-address="Sheet1.M31:Sheet1.M34"/>
            <chart:data-point chart:repeated="4"/>
          </chart:series>
          <chart:series chart:style-name="ch13" chart:values-cell-range-address="Sheet1.H38:Sheet1.H41" chart:label-cell-address="Sheet1.I38:Sheet1.I38" chart:class="chart:scatter">
            <chart:domain table:cell-range-address="Sheet1.M38:Sheet1.M41"/>
            <chart:data-point chart:repeated="4"/>
          </chart:series>
          <chart:series chart:style-name="ch14" chart:values-cell-range-address="Sheet1.H45:Sheet1.H48" chart:label-cell-address="Sheet1.I45:Sheet1.I45" chart:class="chart:scatter">
            <chart:domain table:cell-range-address="Sheet1.M45:Sheet1.M48"/>
            <chart:data-point chart:repeated="4"/>
          </chart:series>
          <chart:series chart:style-name="ch15" chart:values-cell-range-address="Sheet1.H17:Sheet1.H20" chart:label-cell-address="Sheet1.I17:Sheet1.I17" chart:class="chart:scatter">
            <chart:domain table:cell-range-address="Sheet1.M17:Sheet1.M20"/>
            <chart:data-point chart:repeated="4"/>
          </chart:series>
          <chart:series chart:style-name="ch16" chart:values-cell-range-address="Sheet1.H24:Sheet1.H27" chart:label-cell-address="Sheet1.I24:Sheet1.I24" chart:class="chart:scatter">
            <chart:domain table:cell-range-address="Sheet1.M24:Sheet1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Sheet1.I3:Sheet1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Sheet1.I10:Sheet1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Sheet1.I31:Sheet1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Sheet1.I38:Sheet1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Sheet1.I45:Sheet1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Sheet1.I17:Sheet1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Sheet1.I24:Sheet1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3:Sheet1.M6</svg:desc>
                </draw:g>
              </table:table-cell>
              <table:table-cell office:value-type="float" office:value="2.28864">
                <text:p>2.28864</text:p>
                <draw:g>
                  <svg:desc>Sheet1.H3:Sheet1.H6</svg:desc>
                </draw:g>
              </table:table-cell>
              <table:table-cell office:value-type="float" office:value="NaN">
                <text:p>NaN</text:p>
                <draw:g>
                  <svg:desc>Sheet1.M7:Sheet1.M10</svg:desc>
                </draw:g>
              </table:table-cell>
              <table:table-cell office:value-type="float" office:value="NaN">
                <text:p>NaN</text:p>
                <draw:g>
                  <svg:desc>Sheet1.H7:Sheet1.H10</svg:desc>
                </draw:g>
              </table:table-cell>
              <table:table-cell office:value-type="float" office:value="4">
                <text:p>4</text:p>
                <draw:g>
                  <svg:desc>Sheet1.M31:Sheet1.M34</svg:desc>
                </draw:g>
              </table:table-cell>
              <table:table-cell office:value-type="float" office:value="2.74348">
                <text:p>2.74348</text:p>
                <draw:g>
                  <svg:desc>Sheet1.H31:Sheet1.H34</svg:desc>
                </draw:g>
              </table:table-cell>
              <table:table-cell office:value-type="float" office:value="4">
                <text:p>4</text:p>
                <draw:g>
                  <svg:desc>Sheet1.M38:Sheet1.M41</svg:desc>
                </draw:g>
              </table:table-cell>
              <table:table-cell office:value-type="float" office:value="3.17803">
                <text:p>3.17803</text:p>
                <draw:g>
                  <svg:desc>Sheet1.H38:Sheet1.H41</svg:desc>
                </draw:g>
              </table:table-cell>
              <table:table-cell office:value-type="float" office:value="4">
                <text:p>4</text:p>
                <draw:g>
                  <svg:desc>Sheet1.M45:Sheet1.M48</svg:desc>
                </draw:g>
              </table:table-cell>
              <table:table-cell office:value-type="float" office:value="3.6547">
                <text:p>3.6547</text:p>
                <draw:g>
                  <svg:desc>Sheet1.H45:Sheet1.H48</svg:desc>
                </draw:g>
              </table:table-cell>
              <table:table-cell office:value-type="float" office:value="4">
                <text:p>4</text:p>
                <draw:g>
                  <svg:desc>Sheet1.M17:Sheet1.M20</svg:desc>
                </draw:g>
              </table:table-cell>
              <table:table-cell office:value-type="float" office:value="2.89402">
                <text:p>2.89402</text:p>
                <draw:g>
                  <svg:desc>Sheet1.H17:Sheet1.H20</svg:desc>
                </draw:g>
              </table:table-cell>
              <table:table-cell office:value-type="float" office:value="4">
                <text:p>4</text:p>
                <draw:g>
                  <svg:desc>Sheet1.M24:Sheet1.M27</svg:desc>
                </draw:g>
              </table:table-cell>
              <table:table-cell office:value-type="float" office:value="2.72911">
                <text:p>2.72911</text:p>
                <draw:g>
                  <svg:desc>Sheet1.H24:Sheet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0246">
                <text:p>2.4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319">
                <text:p>2.76319</text:p>
              </table:table-cell>
              <table:table-cell office:value-type="float" office:value="2">
                <text:p>2</text:p>
              </table:table-cell>
              <table:table-cell office:value-type="float" office:value="4.28046">
                <text:p>4.28046</text:p>
              </table:table-cell>
              <table:table-cell office:value-type="float" office:value="2">
                <text:p>2</text:p>
              </table:table-cell>
              <table:table-cell office:value-type="float" office:value="6.37186">
                <text:p>6.37186</text:p>
              </table:table-cell>
              <table:table-cell office:value-type="float" office:value="2">
                <text:p>2</text:p>
              </table:table-cell>
              <table:table-cell office:value-type="float" office:value="4.7112">
                <text:p>4.7112</text:p>
              </table:table-cell>
              <table:table-cell office:value-type="float" office:value="2">
                <text:p>2</text:p>
              </table:table-cell>
              <table:table-cell office:value-type="float" office:value="2.5015">
                <text:p>2.5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75771">
                <text:p>2.7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4943">
                <text:p>3.4943</text:p>
              </table:table-cell>
              <table:table-cell office:value-type="float" office:value="1">
                <text:p>1</text:p>
              </table:table-cell>
              <table:table-cell office:value-type="float" office:value="11.2994">
                <text:p>11.2994</text:p>
              </table:table-cell>
              <table:table-cell office:value-type="float" office:value="1">
                <text:p>1</text:p>
              </table:table-cell>
              <table:table-cell office:value-type="float" office:value="13.2943">
                <text:p>13.2943</text:p>
              </table:table-cell>
              <table:table-cell office:value-type="float" office:value="1">
                <text:p>1</text:p>
              </table:table-cell>
              <table:table-cell office:value-type="float" office:value="11.3097">
                <text:p>11.3097</text:p>
              </table:table-cell>
              <table:table-cell office:value-type="float" office:value="1">
                <text:p>1</text:p>
              </table:table-cell>
              <table:table-cell office:value-type="float" office:value="2.85128">
                <text:p>2.85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26009">
                <text:p>2.26009</text:p>
              </table:table-cell>
              <table:table-cell office:value-type="float" office:value="4">
                <text:p>4</text:p>
              </table:table-cell>
              <table:table-cell office:value-type="float" office:value="2.931">
                <text:p>2.931</text:p>
              </table:table-cell>
              <table:table-cell office:value-type="float" office:value="3">
                <text:p>3</text:p>
              </table:table-cell>
              <table:table-cell office:value-type="float" office:value="2.48571">
                <text:p>2.48571</text:p>
              </table:table-cell>
              <table:table-cell office:value-type="float" office:value="3">
                <text:p>3</text:p>
              </table:table-cell>
              <table:table-cell office:value-type="float" office:value="3.1176">
                <text:p>3.1176</text:p>
              </table:table-cell>
              <table:table-cell office:value-type="float" office:value="3">
                <text:p>3</text:p>
              </table:table-cell>
              <table:table-cell office:value-type="float" office:value="3.84704">
                <text:p>3.84704</text:p>
              </table:table-cell>
              <table:table-cell office:value-type="float" office:value="3">
                <text:p>3</text:p>
              </table:table-cell>
              <table:table-cell office:value-type="float" office:value="3.13539">
                <text:p>3.13539</text:p>
              </table:table-cell>
              <table:table-cell office:value-type="float" office:value="3">
                <text:p>3</text:p>
              </table:table-cell>
              <table:table-cell office:value-type="float" office:value="2.59471">
                <text:p>2.594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6.235cm" svg:y="0.329cm" chart:style-name="ch2">
          <text:p>RANSAC - radius error</text:p>
        </chart:title>
        <chart:legend chart:legend-position="end" svg:x="14.423cm" svg:y="3.041cm" style:legend-expansion="high" chart:style-name="ch3"/>
        <chart:plot-area chart:style-name="ch4" table:cell-range-address="Sheet1.L3:Sheet1.L10 Sheet1.M3:Sheet1.M6 Sheet1.I3:Sheet1.I3 Sheet1.I10:Sheet1.I10 Sheet1.I31:Sheet1.I31 Sheet1.L31:Sheet1.L34 Sheet1.I38:Sheet1.I38 Sheet1.L38:Sheet1.L41 Sheet1.I46:Sheet1.I46 Sheet1.L45:Sheet1.L48 Sheet1.I17:Sheet1.I17 Sheet1.L17:Sheet1.L20 Sheet1.I24:Sheet1.I24 Sheet1.L24:Sheet1.L27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Sheet1.L7:Sheet1.L10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Sheet1.L3:Sheet1.L6" chart:label-cell-address="Sheet1.I3:Sheet1.I3" chart:class="chart:scatter">
            <chart:domain table:cell-range-address="Sheet1.M3:Sheet1.M6"/>
            <chart:data-point chart:repeated="4"/>
          </chart:series>
          <chart:series chart:style-name="ch11" chart:values-cell-range-address="Sheet1.L7:Sheet1.L10" chart:label-cell-address="Sheet1.I10:Sheet1.I10" chart:class="chart:scatter">
            <chart:domain table:cell-range-address="Sheet1.M7:Sheet1.M10"/>
            <chart:data-point chart:repeated="4"/>
          </chart:series>
          <chart:series chart:style-name="ch12" chart:values-cell-range-address="Sheet1.L31:Sheet1.L34" chart:label-cell-address="Sheet1.I31:Sheet1.I31" chart:class="chart:scatter">
            <chart:domain table:cell-range-address="Sheet1.M31:Sheet1.M34"/>
            <chart:data-point chart:repeated="4"/>
          </chart:series>
          <chart:series chart:style-name="ch13" chart:values-cell-range-address="Sheet1.L38:Sheet1.L41" chart:label-cell-address="Sheet1.I38:Sheet1.I38" chart:class="chart:scatter">
            <chart:domain table:cell-range-address="Sheet1.M38:Sheet1.M41"/>
            <chart:data-point chart:repeated="4"/>
          </chart:series>
          <chart:series chart:style-name="ch14" chart:values-cell-range-address="Sheet1.L45:Sheet1.L48" chart:label-cell-address="Sheet1.I46:Sheet1.I46" chart:class="chart:scatter">
            <chart:domain table:cell-range-address="Sheet1.M45:Sheet1.M48"/>
            <chart:data-point chart:repeated="4"/>
          </chart:series>
          <chart:series chart:style-name="ch15" chart:values-cell-range-address="Sheet1.L17:Sheet1.L20" chart:label-cell-address="Sheet1.I17:Sheet1.I17" chart:class="chart:scatter">
            <chart:domain table:cell-range-address="Sheet1.M17:Sheet1.M20"/>
            <chart:data-point chart:repeated="4"/>
          </chart:series>
          <chart:series chart:style-name="ch16" chart:values-cell-range-address="Sheet1.L24:Sheet1.L27" chart:label-cell-address="Sheet1.I24:Sheet1.I24" chart:class="chart:scatter">
            <chart:domain table:cell-range-address="Sheet1.M24:Sheet1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Sheet1.I3:Sheet1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Sheet1.I10:Sheet1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Sheet1.I31:Sheet1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Sheet1.I38:Sheet1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Sheet1.I46:Sheet1.I4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Sheet1.I17:Sheet1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Sheet1.I24:Sheet1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L7:Sheet1.L10</svg:desc>
                </draw:g>
              </table:table-cell>
              <table:table-cell office:value-type="float" office:value="4">
                <text:p>4</text:p>
                <draw:g>
                  <svg:desc>Sheet1.M3:Sheet1.M6</svg:desc>
                </draw:g>
              </table:table-cell>
              <table:table-cell office:value-type="float" office:value="4.35599999999999">
                <text:p>4.35599999999999</text:p>
                <draw:g>
                  <svg:desc>Sheet1.L3:Sheet1.L6</svg:desc>
                </draw:g>
              </table:table-cell>
              <table:table-cell office:value-type="float" office:value="NaN">
                <text:p>NaN</text:p>
                <draw:g>
                  <svg:desc>Sheet1.M7:Sheet1.M10</svg:desc>
                </draw:g>
              </table:table-cell>
              <table:table-cell office:value-type="float" office:value="NaN">
                <text:p>NaN</text:p>
                <draw:g>
                  <svg:desc>Sheet1.L7:Sheet1.L10</svg:desc>
                </draw:g>
              </table:table-cell>
              <table:table-cell office:value-type="float" office:value="4">
                <text:p>4</text:p>
                <draw:g>
                  <svg:desc>Sheet1.M31:Sheet1.M34</svg:desc>
                </draw:g>
              </table:table-cell>
              <table:table-cell office:value-type="float" office:value="0.0638999999999896">
                <text:p>0.0638999999999896</text:p>
                <draw:g>
                  <svg:desc>Sheet1.L31:Sheet1.L34</svg:desc>
                </draw:g>
              </table:table-cell>
              <table:table-cell office:value-type="float" office:value="4">
                <text:p>4</text:p>
                <draw:g>
                  <svg:desc>Sheet1.M38:Sheet1.M41</svg:desc>
                </draw:g>
              </table:table-cell>
              <table:table-cell office:value-type="float" office:value="20.059">
                <text:p>20.059</text:p>
                <draw:g>
                  <svg:desc>Sheet1.L38:Sheet1.L41</svg:desc>
                </draw:g>
              </table:table-cell>
              <table:table-cell office:value-type="float" office:value="4">
                <text:p>4</text:p>
                <draw:g>
                  <svg:desc>Sheet1.M45:Sheet1.M48</svg:desc>
                </draw:g>
              </table:table-cell>
              <table:table-cell office:value-type="float" office:value="30.744">
                <text:p>30.744</text:p>
                <draw:g>
                  <svg:desc>Sheet1.L45:Sheet1.L48</svg:desc>
                </draw:g>
              </table:table-cell>
              <table:table-cell office:value-type="float" office:value="4">
                <text:p>4</text:p>
                <draw:g>
                  <svg:desc>Sheet1.M17:Sheet1.M20</svg:desc>
                </draw:g>
              </table:table-cell>
              <table:table-cell office:value-type="float" office:value="20.056">
                <text:p>20.056</text:p>
                <draw:g>
                  <svg:desc>Sheet1.L17:Sheet1.L20</svg:desc>
                </draw:g>
              </table:table-cell>
              <table:table-cell office:value-type="float" office:value="4">
                <text:p>4</text:p>
                <draw:g>
                  <svg:desc>Sheet1.M24:Sheet1.M27</svg:desc>
                </draw:g>
              </table:table-cell>
              <table:table-cell office:value-type="float" office:value="13.991">
                <text:p>13.991</text:p>
                <draw:g>
                  <svg:desc>Sheet1.L24:Sheet1.L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166">
                <text:p>3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89">
                <text:p>2.7689</text:p>
              </table:table-cell>
              <table:table-cell office:value-type="float" office:value="2">
                <text:p>2</text:p>
              </table:table-cell>
              <table:table-cell office:value-type="float" office:value="22.719">
                <text:p>22.719</text:p>
              </table:table-cell>
              <table:table-cell office:value-type="float" office:value="2">
                <text:p>2</text:p>
              </table:table-cell>
              <table:table-cell office:value-type="float" office:value="31.148">
                <text:p>31.148</text:p>
              </table:table-cell>
              <table:table-cell office:value-type="float" office:value="2">
                <text:p>2</text:p>
              </table:table-cell>
              <table:table-cell office:value-type="float" office:value="23.729">
                <text:p>23.729</text:p>
              </table:table-cell>
              <table:table-cell office:value-type="float" office:value="2">
                <text:p>2</text:p>
              </table:table-cell>
              <table:table-cell office:value-type="float" office:value="12.671">
                <text:p>12.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49299999999999">
                <text:p>3.492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3510000000001">
                <text:p>1.83510000000001</text:p>
              </table:table-cell>
              <table:table-cell office:value-type="float" office:value="1">
                <text:p>1</text:p>
              </table:table-cell>
              <table:table-cell office:value-type="float" office:value="19.013">
                <text:p>19.013</text:p>
              </table:table-cell>
              <table:table-cell office:value-type="float" office:value="1">
                <text:p>1</text:p>
              </table:table-cell>
              <table:table-cell office:value-type="float" office:value="74.679">
                <text:p>74.679</text:p>
              </table:table-cell>
              <table:table-cell office:value-type="float" office:value="1">
                <text:p>1</text:p>
              </table:table-cell>
              <table:table-cell office:value-type="float" office:value="44.506">
                <text:p>44.506</text:p>
              </table:table-cell>
              <table:table-cell office:value-type="float" office:value="1">
                <text:p>1</text:p>
              </table:table-cell>
              <table:table-cell office:value-type="float" office:value="1.57249999999999">
                <text:p>1.57249999999999</text:p>
              </table:table-cell>
            </table:table-row>
            <table:table-row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3.60299999999999">
                <text:p>3.60299999999999</text:p>
              </table:table-cell>
              <table:table-cell office:value-type="float" office:value="4">
                <text:p>4</text:p>
              </table:table-cell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2.39619999999999">
                <text:p>2.39619999999999</text:p>
              </table:table-cell>
              <table:table-cell office:value-type="float" office:value="3">
                <text:p>3</text:p>
              </table:table-cell>
              <table:table-cell office:value-type="float" office:value="21.596">
                <text:p>21.596</text:p>
              </table:table-cell>
              <table:table-cell office:value-type="float" office:value="3">
                <text:p>3</text:p>
              </table:table-cell>
              <table:table-cell office:value-type="float" office:value="36.234">
                <text:p>36.234</text:p>
              </table:table-cell>
              <table:table-cell office:value-type="float" office:value="3">
                <text:p>3</text:p>
              </table:table-cell>
              <table:table-cell office:value-type="float" office:value="22.2">
                <text:p>22.2</text:p>
              </table:table-cell>
              <table:table-cell office:value-type="float" office:value="3">
                <text:p>3</text:p>
              </table:table-cell>
              <table:table-cell office:value-type="float" office:value="15.374">
                <text:p>15.3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5.48cm" svg:y="0.335cm" chart:style-name="ch2">
          <text:p>RANSAC - standard deviation</text:p>
        </chart:title>
        <chart:legend chart:legend-position="end" svg:x="14.423cm" svg:y="3.041cm" style:legend-expansion="high" chart:style-name="ch3"/>
        <chart:plot-area chart:style-name="ch4" table:cell-range-address="Sheet1.M3:Sheet1.M6 Sheet1.I3:Sheet1.I3 Sheet1.F3:Sheet1.F10 Sheet1.I10:Sheet1.I10 Sheet1.I31:Sheet1.I31 Sheet1.F31:Sheet1.F34 Sheet1.I38:Sheet1.I38 Sheet1.F38:Sheet1.F41 Sheet1.I45:Sheet1.I45 Sheet1.F45:Sheet1.F48 Sheet1.I17:Sheet1.I17 Sheet1.F17:Sheet1.F20 Sheet1.I24:Sheet1.I24 Sheet1.F24:Sheet1.F27" chart:data-source-has-labels="row" svg:x="0.482cm" svg:y="0.037cm" svg:width="14.006cm" svg:height="9.217cm">
          <chartooo:coordinate-region svg:x="1.394cm" svg:y="0.236cm" svg:width="13cm" svg:height="8.371cm"/>
          <chart:axis chart:dimension="x" chart:name="primary-x" chart:style-name="ch5">
            <chart:title svg:x="5.844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Sheet1.F3:Sheet1.F6" chart:label-cell-address="Sheet1.I3:Sheet1.I3" chart:class="chart:scatter">
            <chart:domain table:cell-range-address="Sheet1.M3:Sheet1.M6"/>
            <chart:data-point chart:repeated="4"/>
          </chart:series>
          <chart:series chart:style-name="ch11" chart:values-cell-range-address="Sheet1.F7:Sheet1.F10" chart:label-cell-address="Sheet1.I10:Sheet1.I10" chart:class="chart:scatter">
            <chart:domain table:cell-range-address="Sheet1.M7:Sheet1.M10"/>
            <chart:data-point chart:repeated="4"/>
          </chart:series>
          <chart:series chart:style-name="ch12" chart:values-cell-range-address="Sheet1.F31:Sheet1.F34" chart:label-cell-address="Sheet1.I31:Sheet1.I31" chart:class="chart:scatter">
            <chart:domain table:cell-range-address="Sheet1.M31:Sheet1.M34"/>
            <chart:data-point chart:repeated="4"/>
          </chart:series>
          <chart:series chart:style-name="ch13" chart:values-cell-range-address="Sheet1.F38:Sheet1.F41" chart:label-cell-address="Sheet1.I38:Sheet1.I38" chart:class="chart:scatter">
            <chart:domain table:cell-range-address="Sheet1.M38:Sheet1.M41"/>
            <chart:data-point chart:repeated="4"/>
          </chart:series>
          <chart:series chart:style-name="ch14" chart:values-cell-range-address="Sheet1.F45:Sheet1.F48" chart:label-cell-address="Sheet1.I45:Sheet1.I45" chart:class="chart:scatter">
            <chart:domain table:cell-range-address="Sheet1.M45:Sheet1.M48"/>
            <chart:data-point chart:repeated="4"/>
          </chart:series>
          <chart:series chart:style-name="ch15" chart:values-cell-range-address="Sheet1.F17:Sheet1.F20" chart:label-cell-address="Sheet1.I17:Sheet1.I17" chart:class="chart:scatter">
            <chart:domain table:cell-range-address="Sheet1.M17:Sheet1.M20"/>
            <chart:data-point chart:repeated="4"/>
          </chart:series>
          <chart:series chart:style-name="ch16" chart:values-cell-range-address="Sheet1.F24:Sheet1.F27" chart:label-cell-address="Sheet1.I24:Sheet1.I24" chart:class="chart:scatter">
            <chart:domain table:cell-range-address="Sheet1.M24:Sheet1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Sheet1.I3:Sheet1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Sheet1.I10:Sheet1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Sheet1.I31:Sheet1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Sheet1.I38:Sheet1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Sheet1.I45:Sheet1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Sheet1.I17:Sheet1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Sheet1.I24:Sheet1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3:Sheet1.M6</svg:desc>
                </draw:g>
              </table:table-cell>
              <table:table-cell office:value-type="float" office:value="0.000127573">
                <text:p>0.000127573</text:p>
                <draw:g>
                  <svg:desc>Sheet1.F3:Sheet1.F6</svg:desc>
                </draw:g>
              </table:table-cell>
              <table:table-cell office:value-type="float" office:value="NaN">
                <text:p>NaN</text:p>
                <draw:g>
                  <svg:desc>Sheet1.M7:Sheet1.M10</svg:desc>
                </draw:g>
              </table:table-cell>
              <table:table-cell office:value-type="float" office:value="NaN">
                <text:p>NaN</text:p>
                <draw:g>
                  <svg:desc>Sheet1.F7:Sheet1.F10</svg:desc>
                </draw:g>
              </table:table-cell>
              <table:table-cell office:value-type="float" office:value="4">
                <text:p>4</text:p>
                <draw:g>
                  <svg:desc>Sheet1.M31:Sheet1.M34</svg:desc>
                </draw:g>
              </table:table-cell>
              <table:table-cell office:value-type="float" office:value="0.00400535">
                <text:p>0.00400535</text:p>
                <draw:g>
                  <svg:desc>Sheet1.F31:Sheet1.F34</svg:desc>
                </draw:g>
              </table:table-cell>
              <table:table-cell office:value-type="float" office:value="4">
                <text:p>4</text:p>
                <draw:g>
                  <svg:desc>Sheet1.M38:Sheet1.M41</svg:desc>
                </draw:g>
              </table:table-cell>
              <table:table-cell office:value-type="float" office:value="0.000198211">
                <text:p>0.000198211</text:p>
                <draw:g>
                  <svg:desc>Sheet1.F38:Sheet1.F41</svg:desc>
                </draw:g>
              </table:table-cell>
              <table:table-cell office:value-type="float" office:value="4">
                <text:p>4</text:p>
                <draw:g>
                  <svg:desc>Sheet1.M45:Sheet1.M48</svg:desc>
                </draw:g>
              </table:table-cell>
              <table:table-cell office:value-type="float" office:value="0.00076862">
                <text:p>0.00076862</text:p>
                <draw:g>
                  <svg:desc>Sheet1.F45:Sheet1.F48</svg:desc>
                </draw:g>
              </table:table-cell>
              <table:table-cell office:value-type="float" office:value="4">
                <text:p>4</text:p>
                <draw:g>
                  <svg:desc>Sheet1.M17:Sheet1.M20</svg:desc>
                </draw:g>
              </table:table-cell>
              <table:table-cell office:value-type="float" office:value="0.000546669">
                <text:p>0.000546669</text:p>
                <draw:g>
                  <svg:desc>Sheet1.F17:Sheet1.F20</svg:desc>
                </draw:g>
              </table:table-cell>
              <table:table-cell office:value-type="float" office:value="4">
                <text:p>4</text:p>
                <draw:g>
                  <svg:desc>Sheet1.M24:Sheet1.M27</svg:desc>
                </draw:g>
              </table:table-cell>
              <table:table-cell office:value-type="float" office:value="0.00234381">
                <text:p>0.00234381</text:p>
                <draw:g>
                  <svg:desc>Sheet1.F24:Sheet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19152">
                <text:p>0.000419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416865">
                <text:p>0.00416865</text:p>
              </table:table-cell>
              <table:table-cell office:value-type="float" office:value="2">
                <text:p>2</text:p>
              </table:table-cell>
              <table:table-cell office:value-type="float" office:value="0.00372472">
                <text:p>0.00372472</text:p>
              </table:table-cell>
              <table:table-cell office:value-type="float" office:value="2">
                <text:p>2</text:p>
              </table:table-cell>
              <table:table-cell office:value-type="float" office:value="0.0188438">
                <text:p>0.0188438</text:p>
              </table:table-cell>
              <table:table-cell office:value-type="float" office:value="2">
                <text:p>2</text:p>
              </table:table-cell>
              <table:table-cell office:value-type="float" office:value="0.00828433">
                <text:p>0.00828433</text:p>
              </table:table-cell>
              <table:table-cell office:value-type="float" office:value="2">
                <text:p>2</text:p>
              </table:table-cell>
              <table:table-cell office:value-type="float" office:value="0.00793849">
                <text:p>0.00793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148352">
                <text:p>0.0014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532748">
                <text:p>0.00532748</text:p>
              </table:table-cell>
              <table:table-cell office:value-type="float" office:value="1">
                <text:p>1</text:p>
              </table:table-cell>
              <table:table-cell office:value-type="float" office:value="0.0113354">
                <text:p>0.0113354</text:p>
              </table:table-cell>
              <table:table-cell office:value-type="float" office:value="1">
                <text:p>1</text:p>
              </table:table-cell>
              <table:table-cell office:value-type="float" office:value="0.0542869">
                <text:p>0.0542869</text:p>
              </table:table-cell>
              <table:table-cell office:value-type="float" office:value="1">
                <text:p>1</text:p>
              </table:table-cell>
              <table:table-cell office:value-type="float" office:value="0.0409491">
                <text:p>0.0409491</text:p>
              </table:table-cell>
              <table:table-cell office:value-type="float" office:value="1">
                <text:p>1</text:p>
              </table:table-cell>
              <table:table-cell office:value-type="float" office:value="0.0121831">
                <text:p>0.0121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14161">
                <text:p>0.00014161</text:p>
              </table:table-cell>
              <table:table-cell office:value-type="float" office:value="4">
                <text:p>4</text:p>
              </table:table-cell>
              <table:table-cell office:value-type="float" office:value="0.000516546">
                <text:p>0.000516546</text:p>
              </table:table-cell>
              <table:table-cell office:value-type="float" office:value="3">
                <text:p>3</text:p>
              </table:table-cell>
              <table:table-cell office:value-type="float" office:value="0.00442304">
                <text:p>0.00442304</text:p>
              </table:table-cell>
              <table:table-cell office:value-type="float" office:value="3">
                <text:p>3</text:p>
              </table:table-cell>
              <table:table-cell office:value-type="float" office:value="0.000443701">
                <text:p>0.000443701</text:p>
              </table:table-cell>
              <table:table-cell office:value-type="float" office:value="3">
                <text:p>3</text:p>
              </table:table-cell>
              <table:table-cell office:value-type="float" office:value="0.00126415">
                <text:p>0.00126415</text:p>
              </table:table-cell>
              <table:table-cell office:value-type="float" office:value="3">
                <text:p>3</text:p>
              </table:table-cell>
              <table:table-cell office:value-type="float" office:value="0.000411162">
                <text:p>0.000411162</text:p>
              </table:table-cell>
              <table:table-cell office:value-type="float" office:value="3">
                <text:p>3</text:p>
              </table:table-cell>
              <table:table-cell office:value-type="float" office:value="0.0031893">
                <text:p>0.003189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5.48cm" svg:y="0.335cm" chart:style-name="ch2">
          <text:p>RANSAC - standard deviation</text:p>
        </chart:title>
        <chart:legend chart:legend-position="end" svg:x="13.834cm" svg:y="3.041cm" style:legend-expansion="high" chart:style-name="ch3"/>
        <chart:plot-area chart:style-name="ch4" table:cell-range-address="Sheet1.M3:Sheet1.M6 Sheet1.I3:Sheet1.I3 Sheet1.F3:Sheet1.F10 Sheet1.I10:Sheet1.I10 Sheet1.I31:Sheet1.I31 Sheet1.F31:Sheet1.F34 Sheet1.I38:Sheet1.I38 Sheet1.F38:Sheet1.F41 Sheet1.I45:Sheet1.I45 Sheet1.F45:Sheet1.F48 Sheet1.I17:Sheet1.I17 Sheet1.F17:Sheet1.F20 Sheet1.I24:Sheet1.I24 Sheet1.F24:Sheet1.F27" chart:data-source-has-labels="row" svg:x="0.482cm" svg:y="0.037cm" svg:width="14.006cm" svg:height="9.217cm">
          <chartooo:coordinate-region svg:x="1.394cm" svg:y="0.236cm" svg:width="13cm" svg:height="8.371cm"/>
          <chart:axis chart:dimension="x" chart:name="primary-x" chart:style-name="ch5">
            <chart:title svg:x="5.844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Sheet1.F3:Sheet1.F6" chart:label-cell-address="Sheet1.I3:Sheet1.I3" chart:class="chart:scatter">
            <chart:domain table:cell-range-address="Sheet1.M3:Sheet1.M6"/>
            <chart:data-point chart:repeated="4"/>
          </chart:series>
          <chart:series chart:style-name="ch11" chart:values-cell-range-address="Sheet1.F7:Sheet1.F10" chart:label-cell-address="Sheet1.I10:Sheet1.I10" chart:class="chart:scatter">
            <chart:domain table:cell-range-address="Sheet1.M7:Sheet1.M10"/>
            <chart:data-point chart:repeated="4"/>
          </chart:series>
          <chart:series chart:style-name="ch12" chart:values-cell-range-address="Sheet1.F31:Sheet1.F34" chart:label-cell-address="Sheet1.I31:Sheet1.I31" chart:class="chart:scatter">
            <chart:domain table:cell-range-address="Sheet1.M31:Sheet1.M34"/>
            <chart:data-point chart:repeated="4"/>
          </chart:series>
          <chart:series chart:style-name="ch13" chart:values-cell-range-address="Sheet1.F38:Sheet1.F41" chart:label-cell-address="Sheet1.I38:Sheet1.I38" chart:class="chart:scatter">
            <chart:domain table:cell-range-address="Sheet1.M38:Sheet1.M41"/>
            <chart:data-point chart:repeated="4"/>
          </chart:series>
          <chart:series chart:style-name="ch14" chart:values-cell-range-address="Sheet1.F45:Sheet1.F48" chart:label-cell-address="Sheet1.I45:Sheet1.I45" chart:class="chart:scatter">
            <chart:domain table:cell-range-address="Sheet1.M45:Sheet1.M48"/>
            <chart:data-point chart:repeated="4"/>
          </chart:series>
          <chart:series chart:style-name="ch15" chart:values-cell-range-address="Sheet1.F17:Sheet1.F20" chart:label-cell-address="Sheet1.I17:Sheet1.I17" chart:class="chart:scatter">
            <chart:domain table:cell-range-address="Sheet1.M17:Sheet1.M20"/>
            <chart:data-point chart:repeated="4"/>
          </chart:series>
          <chart:series chart:style-name="ch16" chart:values-cell-range-address="Sheet1.F24:Sheet1.F27" chart:label-cell-address="Sheet1.I24:Sheet1.I24" chart:class="chart:scatter">
            <chart:domain table:cell-range-address="Sheet1.M24:Sheet1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Sheet1.I3:Sheet1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Sheet1.I10:Sheet1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Sheet1.I31:Sheet1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Sheet1.I38:Sheet1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Sheet1.I45:Sheet1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Sheet1.I17:Sheet1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Sheet1.I24:Sheet1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3:Sheet1.M6</svg:desc>
                </draw:g>
              </table:table-cell>
              <table:table-cell office:value-type="float" office:value="0.000127573">
                <text:p>0.000127573</text:p>
                <draw:g>
                  <svg:desc>Sheet1.F3:Sheet1.F6</svg:desc>
                </draw:g>
              </table:table-cell>
              <table:table-cell office:value-type="float" office:value="NaN">
                <text:p>NaN</text:p>
                <draw:g>
                  <svg:desc>Sheet1.M7:Sheet1.M10</svg:desc>
                </draw:g>
              </table:table-cell>
              <table:table-cell office:value-type="float" office:value="NaN">
                <text:p>NaN</text:p>
                <draw:g>
                  <svg:desc>Sheet1.F7:Sheet1.F10</svg:desc>
                </draw:g>
              </table:table-cell>
              <table:table-cell office:value-type="float" office:value="4">
                <text:p>4</text:p>
                <draw:g>
                  <svg:desc>Sheet1.M31:Sheet1.M34</svg:desc>
                </draw:g>
              </table:table-cell>
              <table:table-cell office:value-type="float" office:value="0.00400535">
                <text:p>0.00400535</text:p>
                <draw:g>
                  <svg:desc>Sheet1.F31:Sheet1.F34</svg:desc>
                </draw:g>
              </table:table-cell>
              <table:table-cell office:value-type="float" office:value="4">
                <text:p>4</text:p>
                <draw:g>
                  <svg:desc>Sheet1.M38:Sheet1.M41</svg:desc>
                </draw:g>
              </table:table-cell>
              <table:table-cell office:value-type="float" office:value="0.000198211">
                <text:p>0.000198211</text:p>
                <draw:g>
                  <svg:desc>Sheet1.F38:Sheet1.F41</svg:desc>
                </draw:g>
              </table:table-cell>
              <table:table-cell office:value-type="float" office:value="4">
                <text:p>4</text:p>
                <draw:g>
                  <svg:desc>Sheet1.M45:Sheet1.M48</svg:desc>
                </draw:g>
              </table:table-cell>
              <table:table-cell office:value-type="float" office:value="0.00076862">
                <text:p>0.00076862</text:p>
                <draw:g>
                  <svg:desc>Sheet1.F45:Sheet1.F48</svg:desc>
                </draw:g>
              </table:table-cell>
              <table:table-cell office:value-type="float" office:value="4">
                <text:p>4</text:p>
                <draw:g>
                  <svg:desc>Sheet1.M17:Sheet1.M20</svg:desc>
                </draw:g>
              </table:table-cell>
              <table:table-cell office:value-type="float" office:value="0.000546669">
                <text:p>0.000546669</text:p>
                <draw:g>
                  <svg:desc>Sheet1.F17:Sheet1.F20</svg:desc>
                </draw:g>
              </table:table-cell>
              <table:table-cell office:value-type="float" office:value="4">
                <text:p>4</text:p>
                <draw:g>
                  <svg:desc>Sheet1.M24:Sheet1.M27</svg:desc>
                </draw:g>
              </table:table-cell>
              <table:table-cell office:value-type="float" office:value="0.00234381">
                <text:p>0.00234381</text:p>
                <draw:g>
                  <svg:desc>Sheet1.F24:Sheet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19152">
                <text:p>0.000419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416865">
                <text:p>0.00416865</text:p>
              </table:table-cell>
              <table:table-cell office:value-type="float" office:value="2">
                <text:p>2</text:p>
              </table:table-cell>
              <table:table-cell office:value-type="float" office:value="0.00372472">
                <text:p>0.00372472</text:p>
              </table:table-cell>
              <table:table-cell office:value-type="float" office:value="2">
                <text:p>2</text:p>
              </table:table-cell>
              <table:table-cell office:value-type="float" office:value="0.0188438">
                <text:p>0.0188438</text:p>
              </table:table-cell>
              <table:table-cell office:value-type="float" office:value="2">
                <text:p>2</text:p>
              </table:table-cell>
              <table:table-cell office:value-type="float" office:value="0.00828433">
                <text:p>0.00828433</text:p>
              </table:table-cell>
              <table:table-cell office:value-type="float" office:value="2">
                <text:p>2</text:p>
              </table:table-cell>
              <table:table-cell office:value-type="float" office:value="0.00793849">
                <text:p>0.00793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148352">
                <text:p>0.0014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532748">
                <text:p>0.00532748</text:p>
              </table:table-cell>
              <table:table-cell office:value-type="float" office:value="1">
                <text:p>1</text:p>
              </table:table-cell>
              <table:table-cell office:value-type="float" office:value="0.0113354">
                <text:p>0.0113354</text:p>
              </table:table-cell>
              <table:table-cell office:value-type="float" office:value="1">
                <text:p>1</text:p>
              </table:table-cell>
              <table:table-cell office:value-type="float" office:value="0.0542869">
                <text:p>0.0542869</text:p>
              </table:table-cell>
              <table:table-cell office:value-type="float" office:value="1">
                <text:p>1</text:p>
              </table:table-cell>
              <table:table-cell office:value-type="float" office:value="0.0409491">
                <text:p>0.0409491</text:p>
              </table:table-cell>
              <table:table-cell office:value-type="float" office:value="1">
                <text:p>1</text:p>
              </table:table-cell>
              <table:table-cell office:value-type="float" office:value="0.0121831">
                <text:p>0.0121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14161">
                <text:p>0.00014161</text:p>
              </table:table-cell>
              <table:table-cell office:value-type="float" office:value="4">
                <text:p>4</text:p>
              </table:table-cell>
              <table:table-cell office:value-type="float" office:value="0.000516546">
                <text:p>0.000516546</text:p>
              </table:table-cell>
              <table:table-cell office:value-type="float" office:value="3">
                <text:p>3</text:p>
              </table:table-cell>
              <table:table-cell office:value-type="float" office:value="0.00442304">
                <text:p>0.00442304</text:p>
              </table:table-cell>
              <table:table-cell office:value-type="float" office:value="3">
                <text:p>3</text:p>
              </table:table-cell>
              <table:table-cell office:value-type="float" office:value="0.000443701">
                <text:p>0.000443701</text:p>
              </table:table-cell>
              <table:table-cell office:value-type="float" office:value="3">
                <text:p>3</text:p>
              </table:table-cell>
              <table:table-cell office:value-type="float" office:value="0.00126415">
                <text:p>0.00126415</text:p>
              </table:table-cell>
              <table:table-cell office:value-type="float" office:value="3">
                <text:p>3</text:p>
              </table:table-cell>
              <table:table-cell office:value-type="float" office:value="0.000411162">
                <text:p>0.000411162</text:p>
              </table:table-cell>
              <table:table-cell office:value-type="float" office:value="3">
                <text:p>3</text:p>
              </table:table-cell>
              <table:table-cell office:value-type="float" office:value="0.0031893">
                <text:p>0.00318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